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9F00000085771034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Ubuntu" svg:font-family="Ubuntu"/>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4.142cm"/>
    </style:style>
    <style:style style:name="Tabelle1.B" style:family="table-column">
      <style:table-column-properties style:column-width="11.356cm"/>
    </style:style>
    <style:style style:name="Tabelle1.1" style:family="table-row">
      <style:table-row-properties style:keep-together="false" fo:keep-together="always"/>
    </style:style>
    <style:style style:name="Tabelle1.A1" style:family="table-cell">
      <style:table-cell-properties style:vertical-align="top" fo:padding="0.101cm" fo:border="none" style:writing-mode="lr-tb"/>
    </style:style>
    <style:style style:name="Tabelle15" style:family="table">
      <style:table-properties style:width="15.49cm" table:align="left" style:writing-mode="lr-tb"/>
    </style:style>
    <style:style style:name="Tabelle15.A" style:family="table-column">
      <style:table-column-properties style:column-width="2.037cm"/>
    </style:style>
    <style:style style:name="Tabelle15.B" style:family="table-column">
      <style:table-column-properties style:column-width="2.196cm"/>
    </style:style>
    <style:style style:name="Tabelle15.C" style:family="table-column">
      <style:table-column-properties style:column-width="7.382cm"/>
    </style:style>
    <style:style style:name="Tabelle15.D" style:family="table-column">
      <style:table-column-properties style:column-width="3.875cm"/>
    </style:style>
    <style:style style:name="Tabelle15.1" style:family="table-row">
      <style:table-row-properties style:keep-together="false" fo:keep-together="always"/>
    </style:style>
    <style:style style:name="Tabelle15.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15.D1" style:family="table-cell">
      <style:table-cell-properties style:vertical-align="top" fo:background-color="#c0c0c0" fo:padding="0.097cm" fo:border="0.002cm solid #000000" style:writing-mode="lr-tb">
        <style:background-image/>
      </style:table-cell-properties>
    </style:style>
    <style:style style:name="Tabelle15.A2" style:family="table-cell">
      <style:table-cell-properties style:vertical-align="" fo:padding="0.097cm" fo:border-left="0.002cm solid #000000" fo:border-right="none" fo:border-top="none" fo:border-bottom="0.002cm solid #000000" style:writing-mode="lr-tb"/>
    </style:style>
    <style:style style:name="Tabelle15.D2" style:family="table-cell">
      <style:table-cell-properties style:vertical-align="" fo:padding="0.097cm" fo:border-left="0.002cm solid #000000" fo:border-right="0.002cm solid #000000" fo:border-top="none" fo:border-bottom="0.002cm solid #000000" style:writing-mode="lr-tb"/>
    </style:style>
    <style:style style:name="Tabelle9" style:family="table">
      <style:table-properties style:width="15.46cm" table:align="left" style:writing-mode="lr-tb"/>
    </style:style>
    <style:style style:name="Tabelle9.A" style:family="table-column">
      <style:table-column-properties style:column-width="4.233cm"/>
    </style:style>
    <style:style style:name="Tabelle9.B" style:family="table-column">
      <style:table-column-properties style:column-width="4.6cm"/>
    </style:style>
    <style:style style:name="Tabelle9.C" style:family="table-column">
      <style:table-column-properties style:column-width="6.627cm"/>
    </style:style>
    <style:style style:name="Tabelle9.1" style:family="table-row">
      <style:table-row-properties style:keep-together="false" fo:keep-together="always"/>
    </style:style>
    <style:style style:name="Tabelle9.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9.C1" style:family="table-cell">
      <style:table-cell-properties style:vertical-align="top" fo:background-color="#c0c0c0" fo:padding="0.097cm" fo:border="0.002cm solid #000000" style:writing-mode="lr-tb">
        <style:background-image/>
      </style:table-cell-properties>
    </style:style>
    <style:style style:name="Tabelle9.A2" style:family="table-cell">
      <style:table-cell-properties style:vertical-align="top" fo:padding="0.097cm" fo:border-left="0.002cm solid #000000" fo:border-right="none" fo:border-top="none" fo:border-bottom="0.002cm solid #000000" style:writing-mode="lr-tb"/>
    </style:style>
    <style:style style:name="Tabelle9.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5.46cm" table:align="left" style:writing-mode="lr-tb"/>
    </style:style>
    <style:style style:name="Tabelle4.A" style:family="table-column">
      <style:table-column-properties style:column-width="4.26cm"/>
    </style:style>
    <style:style style:name="Tabelle4.B" style:family="table-column">
      <style:table-column-properties style:column-width="4.577cm"/>
    </style:style>
    <style:style style:name="Tabelle4.C" style:family="table-column">
      <style:table-column-properties style:column-width="6.623cm"/>
    </style:style>
    <style:style style:name="Tabelle4.1" style:family="table-row">
      <style:table-row-properties style:keep-together="false" fo:keep-together="always"/>
    </style:style>
    <style:style style:name="Tabelle4.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c0c0c0" fo:padding="0.097cm" fo:border="0.002cm solid #000000" style:writing-mode="lr-tb">
        <style:background-image/>
      </style:table-cell-properties>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5.513cm" fo:margin-left="0cm" table:align="left" fo:keep-with-next="auto" style:writing-mode="lr-tb"/>
    </style:style>
    <style:style style:name="Tabelle7.A" style:family="table-column">
      <style:table-column-properties style:column-width="2.757cm"/>
    </style:style>
    <style:style style:name="Tabelle7.B" style:family="table-column">
      <style:table-column-properties style:column-width="12.756cm"/>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5.531cm" fo:margin-left="0cm" table:align="left" fo:keep-with-next="auto" style:writing-mode="lr-tb"/>
    </style:style>
    <style:style style:name="Tabelle5.A" style:family="table-column">
      <style:table-column-properties style:column-width="3.119cm"/>
    </style:style>
    <style:style style:name="Tabelle5.B" style:family="table-column">
      <style:table-column-properties style:column-width="1.476cm"/>
    </style:style>
    <style:style style:name="Tabelle5.C" style:family="table-column">
      <style:table-column-properties style:column-width="2.117cm"/>
    </style:style>
    <style:style style:name="Tabelle5.D" style:family="table-column">
      <style:table-column-properties style:column-width="1.252cm"/>
    </style:style>
    <style:style style:name="Tabelle5.E" style:family="table-column">
      <style:table-column-properties style:column-width="1.64cm"/>
    </style:style>
    <style:style style:name="Tabelle5.F" style:family="table-column">
      <style:table-column-properties style:column-width="5.927cm"/>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F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10" style:family="table">
      <style:table-properties style:width="15.542cm" fo:margin-left="-0.037cm" fo:margin-right="-0.005cm" table:align="margins" style:writing-mode="lr-tb"/>
    </style:style>
    <style:style style:name="Tabelle10.A" style:family="table-column">
      <style:table-column-properties style:column-width="8.666cm" style:rel-column-width="36542*"/>
    </style:style>
    <style:style style:name="Tabelle10.B" style:family="table-column">
      <style:table-column-properties style:column-width="6.876cm" style:rel-column-width="28993*"/>
    </style:style>
    <style:style style:name="Tabelle10.1" style:family="table-row">
      <style:table-row-properties style:keep-together="true" fo:keep-together="auto"/>
    </style:style>
    <style:style style:name="Tabelle10.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10.B1" style:family="table-cell">
      <style:table-cell-properties style:vertical-align="top" fo:background-color="#cccccc" fo:padding="0.097cm" fo:border="0.002cm solid #000000" style:writing-mode="lr-tb">
        <style:background-image/>
      </style:table-cell-properties>
    </style:style>
    <style:style style:name="Tabelle10.A2" style:family="table-cell">
      <style:table-cell-properties style:vertical-align="" fo:background-color="transparent" fo:padding="0cm" fo:border-left="0.002cm solid #000000" fo:border-right="none" fo:border-top="none" fo:border-bottom="0.002cm solid #000000" style:writing-mode="lr-tb">
        <style:background-image/>
      </style:table-cell-properties>
    </style:style>
    <style:style style:name="Tabelle10.B2" style:family="table-cell">
      <style:table-cell-properties style:vertical-align="" fo:background-color="transparent" fo:padding="0cm" fo:border-left="0.002cm solid #000000" fo:border-right="0.002cm solid #000000" fo:border-top="none" fo:border-bottom="0.002cm solid #000000" style:writing-mode="lr-tb">
        <style:background-image/>
      </style:table-cell-properties>
    </style:style>
    <style:style style:name="Tabelle8" style:family="table">
      <style:table-properties style:width="15.46cm" fo:break-before="auto" fo:break-after="auto" table:align="left" fo:background-color="transparent" fo:keep-with-next="auto" style:may-break-between-rows="true" style:writing-mode="lr-tb">
        <style:background-image/>
      </style:table-properties>
    </style:style>
    <style:style style:name="Tabelle8.A" style:family="table-column">
      <style:table-column-properties style:column-width="5.556cm"/>
    </style:style>
    <style:style style:name="Tabelle8.B" style:family="table-column">
      <style:table-column-properties style:column-width="9.904cm"/>
    </style:style>
    <style:style style:name="Tabelle8.1" style:family="table-row">
      <style:table-row-properties style:keep-together="true" fo:keep-together="auto"/>
    </style:style>
    <style:style style:name="Tabelle8.A1" style:family="table-cell">
      <style:table-cell-properties style:vertical-align="top" fo:background-color="#cccccc" fo:padding="0.101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cccccc" fo:padding="0.101cm" fo:border="0.002cm solid #000000" style:writing-mode="lr-tb">
        <style:background-image/>
      </style:table-cell-properties>
    </style:style>
    <style:style style:name="Tabelle8.A2" style:family="table-cell">
      <style:table-cell-properties style:vertical-align="" fo:padding="0.101cm" fo:border-left="0.002cm solid #000000" fo:border-right="none" fo:border-top="none" fo:border-bottom="0.002cm solid #000000" style:writing-mode="lr-tb"/>
    </style:style>
    <style:style style:name="Tabelle8.B2" style:family="table-cell">
      <style:table-cell-properties style:vertical-align="" fo:padding="0.101cm" fo:border-left="0.002cm solid #000000" fo:border-right="0.002cm solid #000000" fo:border-top="none" fo:border-bottom="0.002cm solid #000000" style:writing-mode="lr-tb"/>
    </style:style>
    <style:style style:name="P1" style:family="paragraph" style:parent-style-name="Header">
      <style:text-properties fo:language="de" fo:country="DE" style:language-asian="de" style:country-asian="DE" style:language-complex="de" style:country-complex="DE"/>
    </style:style>
    <style:style style:name="P2" style:family="paragraph" style:parent-style-name="Footer">
      <style:paragraph-properties fo:text-align="center" style:justify-single-word="false"/>
    </style:style>
    <style:style style:name="P3" style:family="paragraph" style:parent-style-name="Header">
      <style:paragraph-properties fo:margin-top="0cm" fo:margin-bottom="0cm" fo:text-align="center" style:justify-single-word="false" fo:padding-left="0cm" fo:padding-right="0cm" fo:padding-top="0cm" fo:padding-bottom="0.247cm" fo:border-left="none" fo:border-right="none" fo:border-top="none" fo:border-bottom="0.002cm solid #000000">
        <style:tab-stops>
          <style:tab-stop style:position="7.751cm" style:type="center"/>
          <style:tab-stop style:position="15.499cm" style:type="right"/>
        </style:tab-stops>
      </style:paragraph-properties>
      <style:text-properties style:use-window-font-color="true" fo:font-size="10pt" fo:language="de" fo:country="DE" style:font-name-asian="Bitstream Vera Sans3" style:font-size-asian="10pt" style:language-asian="de" style:country-asian="DE" style:font-name-complex="Tahoma" style:font-size-complex="12pt" style:language-complex="de" style:country-complex="DE"/>
    </style:style>
    <style:style style:name="P4"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P5"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fo:font-size="8pt" style:font-name-asian="Bitstream Vera Sans3" style:font-size-asian="8pt" style:language-asian="de" style:country-asian="DE" style:font-name-complex="Tahoma" style:font-size-complex="12pt" style:language-complex="de" style:country-complex="DE"/>
    </style:style>
    <style:style style:name="P6" style:family="paragraph" style:parent-style-name="Standard">
      <style:text-properties style:font-name="Bitstream Vera Sans1" fo:font-size="10pt" fo:language="de" fo:country="DE" fo:background-color="transparent" style:font-name-asian="HG Mincho Light J" style:font-size-asian="10pt" style:font-size-complex="12pt"/>
    </style:style>
    <style:style style:name="P7" style:family="paragraph" style:parent-style-name="Standard">
      <style:text-properties style:font-name="Bitstream Vera Sans2"/>
    </style:style>
    <style:style style:name="P8" style:family="paragraph" style:parent-style-name="Standard">
      <style:text-properties style:font-name="Bitstream Vera Sans2" fo:background-color="transparent"/>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background-color="transparent"/>
    </style:style>
    <style:style style:name="P13" style:family="paragraph" style:parent-style-name="Table_20_Heading">
      <style:paragraph-properties style:snap-to-layout-grid="false"/>
      <style:text-properties style:use-window-font-color="true" fo:font-size="8pt" fo:font-style="normal" fo:font-weight="bold" style:font-name-asian="Bitstream Vera Sans3"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4" style:family="paragraph" style:parent-style-name="Table_20_Heading">
      <style:paragraph-properties fo:text-align="center" style:justify-single-word="false" style:snap-to-layout-grid="false"/>
      <style:text-properties style:font-name="Bitstream Vera Sans2" style:font-name-asian="HG Mincho Light J" style:font-name-complex="Tahoma"/>
    </style:style>
    <style:style style:name="P15" style:family="paragraph" style:parent-style-name="Table_20_Heading">
      <style:paragraph-properties fo:text-align="center" style:justify-single-word="false" style:snap-to-layout-grid="false"/>
      <style:text-properties style:font-name="Bitstream Vera Sans2" fo:language="en" fo:country="US" style:font-name-asian="HG Mincho Light J" style:font-name-complex="Tahoma"/>
    </style:style>
    <style:style style:name="P16" style:family="paragraph" style:parent-style-name="Table_20_Heading">
      <style:text-properties fo:background-color="transparent"/>
    </style:style>
    <style:style style:name="P17" style:family="paragraph" style:parent-style-name="Table_20_Heading">
      <style:paragraph-properties fo:text-align="end" style:justify-single-word="false"/>
    </style:style>
    <style:style style:name="P18" style:family="paragraph" style:parent-style-name="Standard">
      <style:paragraph-properties fo:margin-top="0cm" fo:margin-bottom="0.247cm" fo:text-align="justify" style:justify-single-word="false" fo:background-color="transparent">
        <style:background-image/>
      </style:paragraph-properties>
      <style:text-properties style:font-name="Bitstream Vera Sans1" fo:font-size="10pt" fo:language="de" fo:country="DE" fo:background-color="transparent" style:font-name-asian="HG Mincho Light J" style:font-size-asian="10pt" style:font-size-complex="12pt"/>
    </style:style>
    <style:style style:name="P19" style:family="paragraph" style:parent-style-name="Überschrift_20_Vorspann">
      <style:paragraph-properties fo:margin-top="1cm" fo:margin-bottom="0cm" fo:break-before="page"/>
      <style:text-properties style:use-window-font-color="true" fo:font-size="16pt" fo:font-weight="bold" fo:background-color="transparent"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20" style:family="paragraph" style:parent-style-name="Standard">
      <style:paragraph-properties fo:break-before="page"/>
      <style:text-properties style:font-name="Bitstream Vera Sans2"/>
    </style:style>
    <style:style style:name="P21" style:family="paragraph" style:parent-style-name="Table_20_Contents">
      <style:text-properties style:language-asian="de" style:country-asian="DE" style:language-complex="de" style:country-complex="DE"/>
    </style:style>
    <style:style style:name="P22" style:family="paragraph" style:parent-style-name="Table_20_Contents">
      <style:text-properties fo:background-color="transparent"/>
    </style:style>
    <style:style style:name="P23" style:family="paragraph" style:parent-style-name="Table_20_Contents">
      <style:paragraph-properties fo:text-align="center" style:justify-single-word="false"/>
      <style:text-properties fo:background-color="transparent"/>
    </style:style>
    <style:style style:name="P24" style:family="paragraph" style:parent-style-name="Table_20_Contents">
      <style:paragraph-properties fo:margin-left="0cm" fo:margin-right="0cm" fo:margin-top="0cm" fo:margin-bottom="0cm" style:line-height-at-least="0.176cm" fo:text-align="end" style:justify-single-word="false" fo:text-indent="0cm" style:auto-text-indent="false" text:number-lines="false" text:line-number="0" style:snap-to-layout-grid="false"/>
      <style:text-properties style:use-window-font-color="true" fo:font-size="8pt" style:font-name-asian="Bitstream Vera Sans3" style:font-size-asian="8pt" style:language-asian="de" style:country-asian="DE" style:font-name-complex="Tahoma" style:font-size-complex="12pt" style:language-complex="de" style:country-complex="DE"/>
    </style:style>
    <style:style style:name="P25" style:family="paragraph" style:parent-style-name="Table_20_index_20_1">
      <style:paragraph-properties>
        <style:tab-stops>
          <style:tab-stop style:position="15.499cm" style:type="right" style:leader-style="dotted" style:leader-text="."/>
        </style:tab-stops>
      </style:paragraph-properties>
    </style:style>
    <style:style style:name="P26" style:family="paragraph" style:parent-style-name="Contents_20_2">
      <style:paragraph-properties>
        <style:tab-stops>
          <style:tab-stop style:position="0.499cm"/>
          <style:tab-stop style:position="1.3cm"/>
          <style:tab-stop style:position="15.499cm" style:type="right" style:leader-style="dotted" style:leader-text="."/>
        </style:tab-stops>
      </style:paragraph-properties>
    </style:style>
    <style:style style:name="P27" style:family="paragraph" style:parent-style-name="Contents_20_3">
      <style:paragraph-properties>
        <style:tab-stops>
          <style:tab-stop style:position="0.75cm"/>
          <style:tab-stop style:position="1.799cm"/>
          <style:tab-stop style:position="15.499cm" style:type="right" style:leader-style="dotted" style:leader-text="."/>
        </style:tab-stops>
      </style:paragraph-properties>
    </style:style>
    <style:style style:name="P28"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29" style:family="paragraph" style:parent-style-name="Quellcode-Auflistung">
      <style:text-properties fo:font-weight="bold" style:font-weight-asian="bold" style:font-weight-complex="bold"/>
    </style:style>
    <style:style style:name="P30" style:family="paragraph" style:parent-style-name="Heading_20_1">
      <style:text-properties style:use-window-font-color="true" fo:font-size="16pt" fo:font-weight="bold"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31" style:family="paragraph" style:parent-style-name="Heading_20_1">
      <style:text-properties style:font-name="Bitstream Vera Sans2"/>
    </style:style>
    <style:style style:name="P32" style:family="paragraph" style:parent-style-name="Heading_20_1">
      <style:text-properties style:font-name="Bitstream Vera Sans2" fo:background-color="transparent"/>
    </style:style>
    <style:style style:name="P33" style:family="paragraph" style:parent-style-name="Heading_20_1">
      <style:paragraph-properties fo:break-before="page"/>
      <style:text-properties style:use-window-font-color="true" fo:background-color="transparent" style:font-name-asian="HG Mincho Light J" style:language-asian="de" style:country-asian="DE" style:font-name-complex="Tahoma" style:language-complex="de" style:country-complex="DE"/>
    </style:style>
    <style:style style:name="P34" style:family="paragraph" style:parent-style-name="Heading_20_2">
      <style:text-properties style:use-window-font-color="true" fo:background-color="transparent" style:font-name-asian="HG Mincho Light J" style:language-asian="de" style:country-asian="DE" style:font-name-complex="Tahoma" style:language-complex="de" style:country-complex="DE"/>
    </style:style>
    <style:style style:name="P35" style:family="paragraph" style:parent-style-name="Heading_20_2">
      <style:text-properties fo:background-color="transparent"/>
    </style:style>
    <style:style style:name="P36" style:family="paragraph" style:parent-style-name="Heading_20_2">
      <style:text-properties style:font-name="Bitstream Vera Sans2" fo:background-color="transparent"/>
    </style:style>
    <style:style style:name="P37" style:family="paragraph" style:parent-style-name="Heading_20_2" style:list-style-name="">
      <style:paragraph-properties fo:text-align="start" style:justify-single-word="false" fo:keep-together="auto" fo:orphans="0" fo:widows="0" fo:hyphenation-ladder-count="no-limit" style:text-autospace="ideograph-alpha" style:punctuation-wrap="hanging" style:line-break="strict"/>
      <style:text-properties fo:hyphenate="false" fo:hyphenation-remain-char-count="2" fo:hyphenation-push-char-count="2"/>
    </style:style>
    <style:style style:name="P38" style:family="paragraph" style:parent-style-name="Heading_20_2">
      <style:paragraph-properties fo:break-before="page"/>
    </style:style>
    <style:style style:name="P39" style:family="paragraph" style:parent-style-name="Heading_20_3">
      <style:text-properties style:font-name="Bitstream Vera Sans1" fo:font-size="10pt" fo:language="de" fo:country="DE" fo:background-color="transparent" style:font-name-asian="HG Mincho Light J" style:font-size-asian="10pt" style:font-size-complex="12pt"/>
    </style:style>
    <style:style style:name="P40" style:family="paragraph" style:parent-style-name="Heading_20_3">
      <style:text-properties style:use-window-font-color="true" style:font-name-asian="HG Mincho Light J" style:language-asian="de" style:country-asian="DE" style:font-name-complex="Tahoma" style:language-complex="de" style:country-complex="DE"/>
    </style:style>
    <style:style style:name="P41" style:family="paragraph" style:parent-style-name="Heading_20_3">
      <style:text-properties style:font-name="Bitstream Vera Sans2"/>
    </style:style>
    <style:style style:name="P42" style:family="paragraph" style:parent-style-name="Table_20_Contents" style:list-style-name="L4"/>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text-properties style:font-name="Bitstream Vera Sans2"/>
    </style:style>
    <style:style style:name="P46" style:family="paragraph" style:parent-style-name="Standard" style:list-style-name="L5"/>
    <style:style style:name="P47" style:family="paragraph" style:parent-style-name="Standard" style:list-style-name="L6"/>
    <style:style style:name="P48" style:family="paragraph" style:parent-style-name="Standard" style:list-style-name="L3">
      <style:paragraph-properties fo:margin-left="2.501cm" fo:margin-right="0cm" fo:text-indent="-0.635cm" style:auto-text-indent="false"/>
      <style:text-properties style:font-name="Bitstream Vera Sans2"/>
    </style:style>
    <style:style style:name="P49" style:family="paragraph" style:parent-style-name="Standard" style:list-style-name="L3">
      <style:paragraph-properties fo:margin-left="1.251cm" fo:margin-right="0cm" fo:text-indent="-0.635cm" style:auto-text-indent="false"/>
      <style:text-properties style:font-name="Bitstream Vera Sans2"/>
    </style:style>
    <style:style style:name="P50" style:family="paragraph" style:parent-style-name="Standard" style:list-style-name="L3">
      <style:paragraph-properties fo:margin-left="1.251cm" fo:margin-right="0cm" fo:text-indent="-0.635cm" style:auto-text-indent="false"/>
      <style:text-properties style:font-name="Bitstream Vera Sans2" fo:language="en" fo:country="none"/>
    </style:style>
    <style:style style:name="T1" style:family="text">
      <style:text-properties fo:language="de" fo:country="DE" style:language-asian="de" style:country-asian="DE" style:language-complex="de" style:country-complex="DE"/>
    </style:style>
    <style:style style:name="T2" style:family="text">
      <style:text-properties style:use-window-font-color="true" fo:language="de" fo:country="DE" style:font-name-asian="Bitstream Vera Sans3" style:language-asian="de" style:country-asian="DE" style:font-name-complex="Tahoma" style:language-complex="de" style:country-complex="DE"/>
    </style:style>
    <style:style style:name="T3" style:family="text">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T4" style:family="text">
      <style:text-properties style:use-window-font-color="true" fo:font-size="14pt" style:font-name-asian="Bitstream Vera Sans3" style:font-size-asian="14pt" style:language-asian="de" style:country-asian="DE" style:font-name-complex="Tahoma" style:font-size-complex="14pt" style:language-complex="de" style:country-complex="DE" style:font-weight-complex="bold"/>
    </style:style>
    <style:style style:name="T5" style:family="text">
      <style:text-properties style:use-window-font-color="true" fo:background-color="transparent" style:font-name-asian="HG Mincho Light J" style:language-asian="de" style:country-asian="DE" style:font-name-complex="Tahoma" style:language-complex="de" style:country-complex="DE"/>
    </style:style>
    <style:style style:name="T6" style:family="text">
      <style:text-properties style:use-window-font-color="true" fo:language="en" fo:country="US" style:font-name-asian="HG Mincho Light J" style:language-asian="de" style:country-asian="DE" style:font-name-complex="Tahoma" style:language-complex="de" style:country-complex="DE"/>
    </style:style>
    <style:style style:name="T7" style:family="text">
      <style:text-properties fo:font-size="14pt" style:font-name-asian="HG Mincho Light J" style:font-size-asian="14pt" style:font-name-complex="Tahoma" style:font-size-complex="14pt" style:font-weight-complex="bold"/>
    </style:style>
    <style:style style:name="T8" style:family="text">
      <style:text-properties style:text-position="super 58%"/>
    </style:style>
    <style:style style:name="T9" style:family="text">
      <style:text-properties style:text-position="super 58%" fo:font-size="14pt" style:font-name-asian="HG Mincho Light J" style:font-size-asian="14pt" style:font-name-complex="Tahoma" style:font-size-complex="14pt" style:font-weight-complex="bold"/>
    </style:style>
    <style:style style:name="T10" style:family="text">
      <style:text-properties style:language-asian="de" style:country-asian="DE" style:language-complex="de" style:country-complex="DE"/>
    </style:style>
    <style:style style:name="T11" style:family="text">
      <style:text-properties style:font-name="Ubuntu" style:font-name-asian="Ubuntu" style:font-name-complex="Ubuntu"/>
    </style:style>
    <style:style style:name="T12" style:family="text">
      <style:text-properties fo:language="en" fo:country="none"/>
    </style:style>
    <style:style style:name="T13"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righ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text:subject>DynamicFieldITSMConfigItem</text:subject></text:p>
      <text:h text:style-name="Heading_20_10" text:outline-level="10"><text:span text:style-name="T7">c.a.p.e. IT</text:span><text:span text:style-name="T9">®</text:span><text:span text:style-name="T7"> GmbH</text:span></text:h>
      <text:h text:style-name="Heading_20_10" text:outline-level="10"><text:span text:style-name="T7">Version: </text:span><text:span text:style-name="T4"><text:user-defined style:data-style-name="N0" text:name="Info 2">2.0.0</text:user-defined></text:span><text:span text:style-name="T4"> / </text:span><text:span text:style-name="T4"><text:editing-cycles>22</text:editing-cycles></text:span></text:h>
      <text:p text:style-name="P9"/>
      <text:p text:style-name="P11">GNU AFFERO GENERAL PUBLIC LICENSE</text:p>
      <text:p text:style-name="P10">Version 3, 19 November 2007</text:p>
      <text:p text:style-name="P10"/>
      <table:table table:name="Tabelle1" table:style-name="Tabelle1">
        <table:table-column table:style-name="Tabelle1.A"/>
        <table:table-column table:style-name="Tabelle1.B"/>
        <table:table-row table:style-name="Tabelle1.1">
          <table:table-cell table:style-name="Tabelle1.A1" office:value-type="string">
            <text:p text:style-name="P17">Title:</text:p>
          </table:table-cell>
          <table:table-cell table:style-name="Tabelle1.A1" office:value-type="string">
            <text:p text:style-name="Table_20_Contents"><text:title>DynamicFieldReference of ITSMConfigItem</text:title></text:p>
          </table:table-cell>
        </table:table-row>
        <table:table-row table:style-name="Tabelle1.1">
          <table:table-cell table:style-name="Tabelle1.A1" office:value-type="string">
            <text:p text:style-name="P17">Topic:</text:p>
          </table:table-cell>
          <table:table-cell table:style-name="Tabelle1.A1" office:value-type="string">
            <text:p text:style-name="Table_20_Contents"><text:subject>DynamicFieldITSMConfigItem</text:subject></text:p>
          </table:table-cell>
        </table:table-row>
        <table:table-row table:style-name="Tabelle1.1">
          <table:table-cell table:style-name="Tabelle1.A1" office:value-type="string">
            <text:p text:style-name="P17">Author:</text:p>
          </table:table-cell>
          <table:table-cell table:style-name="Tabelle1.A1" office:value-type="string">
            <text:p text:style-name="P21">c.a.p.e. IT® GmbH</text:p>
          </table:table-cell>
        </table:table-row>
        <table:table-row table:style-name="Tabelle1.1">
          <table:table-cell table:style-name="Tabelle1.A1" office:value-type="string">
            <text:p text:style-name="P17">Keywords:</text:p>
          </table:table-cell>
          <table:table-cell table:style-name="Tabelle1.A1" office:value-type="string">
            <text:p text:style-name="Table_20_Contents"><text:keywords>OTRS</text:keywords></text:p>
          </table:table-cell>
        </table:table-row>
        <table:table-row table:style-name="Tabelle1.1">
          <table:table-cell table:style-name="Tabelle1.A1" office:value-type="string">
            <text:p text:style-name="P17">Version:</text:p>
          </table:table-cell>
          <table:table-cell table:style-name="Tabelle1.A1" office:value-type="string">
            <text:p text:style-name="Table_20_Contents"><text:file-name text:display="name">DynamicFieldITSMConfigItem</text:file-name><text:span text:style-name="T10"><text:user-defined style:data-style-name="N0" text:name="Info 2">2.0.0</text:user-defined></text:span><text:span text:style-name="T10"> / </text:span><text:span text:style-name="T10"><text:editing-cycles>22</text:editing-cycles></text:span></text:p>
          </table:table-cell>
        </table:table-row>
        <table:table-row table:style-name="Tabelle1.1">
          <table:table-cell table:style-name="Tabelle1.A1" office:value-type="string">
            <text:p text:style-name="P17">Filename:</text:p>
          </table:table-cell>
          <table:table-cell table:style-name="Tabelle1.A1" office:value-type="string">
            <text:p text:style-name="Table_20_Contents"><text:file-name text:display="name-and-extension">DynamicFieldITSMConfigItem.odt</text:file-name></text:p>
          </table:table-cell>
        </table:table-row>
      </table:table>
      <text:p text:style-name="P19">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ab-stop style:type="left" style:position="1.3cm" style:leader-char=" "/>
              <text:index-entry-text/>
              <text:index-entry-tab-stop style:type="right" style:leader-char="."/>
              <text:index-entry-page-number/>
            </text:table-of-content-entry-template>
            <text:table-of-content-entry-template text:outline-level="3" text:style-name="Contents_20_3">
              <text:index-entry-tab-stop style:type="left" style:position="0.75cm" style:leader-char=" "/>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text:tab/>Document Related Remarks<text:tab/>3</text:p>
            <text:p text:style-name="P26"><text:tab/>1.1<text:tab/>Document Information <text:tab/>3</text:p>
            <text:p text:style-name="P27"><text:tab/>1.1.1<text:tab/>Intention of this Document<text:tab/>3</text:p>
            <text:p text:style-name="P27"><text:tab/>1.1.2<text:tab/>Delimitation<text:tab/>3</text:p>
            <text:p text:style-name="P27"><text:tab/>1.1.3<text:tab/>Document History<text:tab/>3</text:p>
            <text:p text:style-name="P27"><text:tab/>1.1.4<text:tab/>Authors / Responsible<text:tab/>3</text:p>
            <text:p text:style-name="P27"><text:tab/>1.1.5<text:tab/>Document Owner<text:tab/>3</text:p>
            <text:p text:style-name="P28">2<text:tab/>General Remarks and Preconditions<text:tab/>4</text:p>
            <text:p text:style-name="P26"><text:tab/>2.1<text:tab/>Used Terms<text:tab/>4</text:p>
            <text:p text:style-name="P26"><text:tab/>2.2<text:tab/>OTRS-external Requirements<text:tab/>5</text:p>
            <text:p text:style-name="P26"><text:tab/>2.3<text:tab/>OTRS-internal Requirements<text:tab/>5</text:p>
            <text:p text:style-name="P28">3<text:tab/>Extension DynamicFieldITSMConfigItem<text:tab/>6</text:p>
            <text:p text:style-name="P26"><text:tab/>3.1<text:tab/>Installation<text:tab/>6</text:p>
            <text:p text:style-name="P27"><text:tab/>3.1.1<text:tab/>Technical Implementation<text:tab/>6</text:p>
            <text:p text:style-name="P26"><text:tab/>3.2<text:tab/>Functional Overview<text:tab/>7</text:p>
            <text:p text:style-name="P27"><text:tab/>3.2.1<text:tab/>Technical Implementation<text:tab/>7</text:p>
            <text:p text:style-name="P27"><text:tab/>3.2.2<text:tab/>Configuration options<text:tab/>7</text:p>
            <text:p text:style-name="P26"><text:tab/>3.3<text:tab/>Configuration Options DynamicField<text:tab/>8</text:p>
            <text:p text:style-name="P27"><text:tab/>3.3.1<text:tab/>Config item classes<text:tab/>8</text:p>
            <text:p text:style-name="P27"><text:tab/>3.3.2<text:tab/>Deployment states<text:tab/>8</text:p>
            <text:p text:style-name="P27"><text:tab/>3.3.3<text:tab/>Constrictions<text:tab/>8</text:p>
            <text:p text:style-name="P27"><text:tab/>3.3.4<text:tab/>Display pattern<text:tab/>8</text:p>
            <text:p text:style-name="P27"><text:tab/>3.3.5<text:tab/>MaxArraySize<text:tab/>9</text:p>
            <text:p text:style-name="P27"><text:tab/>3.3.6<text:tab/>ItemSeparator<text:tab/>9</text:p>
            <text:p text:style-name="P27"><text:tab/>3.3.7<text:tab/>Default values<text:tab/>9</text:p>
            <text:p text:style-name="P27"><text:tab/>3.3.8<text:tab/>Show Agent-Link <text:tab/>9</text:p>
            <text:p text:style-name="P27"><text:tab/>3.3.9<text:tab/>Show Customer-Link<text:tab/>9</text:p>
            <text:p text:style-name="P27"><text:tab/>3.3.10<text:tab/>MinQueryLength<text:tab/>9</text:p>
            <text:p text:style-name="P27"><text:tab/>3.3.11<text:tab/>QueryDelay<text:tab/>9</text:p>
            <text:p text:style-name="P27"><text:tab/>3.3.12<text:tab/>Max. Queryresult<text:tab/>9</text:p>
            <text:p text:style-name="P28">4<text:tab/>Changed default configuration<text:tab/>10</text:p>
          </text:index-body>
        </text:table-of-content>
        <text:p text:style-name="Standard"/>
      </text:section>
      <text:h text:style-name="P30" text:outline-level="1">Document Related Remarks</text:h>
      <text:h text:style-name="Heading_20_2" text:outline-level="2">Document Information </text:h>
      <text:h text:style-name="Heading_20_3" text:outline-level="3">Intention of this Document</text:h>
      <text:p text:style-name="P18">This document describes specific modifications and extensions as they are part of project „<text:user-defined style:data-style-name="N0" text:name="Info 3">DynamicFieldITSMConfigItem</text:user-defined>“. It contains a short technical description as well as short advisories on how to use this extension. </text:p>
      <text:h text:style-name="P39" text:outline-level="3">Delimitation</text:h>
      <text:p text:style-name="P6">This document does not claim to be a complete documentation on the administration or configuration of OTRS. For more information on these issues please check the publicly available documentaion of the OTRS-project at <text:a xlink:type="simple" xlink:href="http://www.otrs.org/" text:style-name="Internet_20_link" text:visited-style-name="Visited_20_Internet_20_Link">http://www.otrs.org</text:a>. More information may be found in the forum area <text:a xlink:type="simple" xlink:href="http://forums.otrs.org/" text:style-name="Internet_20_link" text:visited-style-name="Visited_20_Internet_20_Link">http://forums.otrs.org</text:a>. </text:p>
      <text:p text:style-name="P6">Changes and configuration, i.e. in SysConfig or in the file system, which have been performed manually or separately are not subject of this document either.</text:p>
      <text:h text:style-name="P40" text:outline-level="3">Document History</text:h>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13">Version</text:p>
          </table:table-cell>
          <table:table-cell table:style-name="Tabelle15.A1" office:value-type="string">
            <text:p text:style-name="P13">Date</text:p>
          </table:table-cell>
          <table:table-cell table:style-name="Tabelle15.A1" office:value-type="string">
            <text:p text:style-name="P13">Changed Section</text:p>
          </table:table-cell>
          <table:table-cell table:style-name="Tabelle15.D1" office:value-type="string">
            <text:p text:style-name="P13">Changed By</text:p>
          </table:table-cell>
        </table:table-row>
        <table:table-row table:style-name="Tabelle15.1">
          <table:table-cell table:style-name="Tabelle15.A2" office:value-type="string">
            <text:p text:style-name="P5">0.1.0</text:p>
          </table:table-cell>
          <table:table-cell table:style-name="Tabelle15.A2" office:value-type="string">
            <text:p text:style-name="P24">2013/09/23</text:p>
          </table:table-cell>
          <table:table-cell table:style-name="Tabelle15.A2" office:value-type="string">
            <text:p text:style-name="P5">initial creation</text:p>
          </table:table-cell>
          <table:table-cell table:style-name="Tabelle15.D2" office:value-type="string">
            <text:p text:style-name="P5">Stefan Mehlig</text:p>
          </table:table-cell>
        </table:table-row>
        <table:table-row table:style-name="Tabelle15.1">
          <table:table-cell table:style-name="Tabelle15.A2" office:value-type="string">
            <text:p text:style-name="P5">0.2.0</text:p>
          </table:table-cell>
          <table:table-cell table:style-name="Tabelle15.A2" office:value-type="string">
            <text:p text:style-name="P24">2013/10/01</text:p>
          </table:table-cell>
          <table:table-cell table:style-name="Tabelle15.A2" office:value-type="string">
            <text:p text:style-name="P5">revision</text:p>
          </table:table-cell>
          <table:table-cell table:style-name="Tabelle15.D2" office:value-type="string">
            <text:p text:style-name="P5">Stefan Mehlig</text:p>
          </table:table-cell>
        </table:table-row>
        <table:table-row table:style-name="Tabelle15.1">
          <table:table-cell table:style-name="Tabelle15.A2" office:value-type="string">
            <text:p text:style-name="P5">0.3.0</text:p>
          </table:table-cell>
          <table:table-cell table:style-name="Tabelle15.A2" office:value-type="string">
            <text:p text:style-name="P24">2013/10/10</text:p>
          </table:table-cell>
          <table:table-cell table:style-name="Tabelle15.A2" office:value-type="string">
            <text:p text:style-name="P5">Array-Support; new: 3.4; addition 3.3</text:p>
          </table:table-cell>
          <table:table-cell table:style-name="Tabelle15.D2" office:value-type="string">
            <text:p text:style-name="P5">Stefan Mehlig</text:p>
          </table:table-cell>
        </table:table-row>
        <table:table-row table:style-name="Tabelle15.1">
          <table:table-cell table:style-name="Tabelle15.A2" office:value-type="string">
            <text:p text:style-name="P5">1.0.0</text:p>
          </table:table-cell>
          <table:table-cell table:style-name="Tabelle15.A2" office:value-type="string">
            <text:p text:style-name="P24">2013/11/01</text:p>
          </table:table-cell>
          <table:table-cell table:style-name="Tabelle15.A2" office:value-type="string">
            <text:p text:style-name="P5">revision</text:p>
          </table:table-cell>
          <table:table-cell table:style-name="Tabelle15.D2" office:value-type="string">
            <text:p text:style-name="P5">Stefan Mehlig</text:p>
          </table:table-cell>
        </table:table-row>
        <table:table-row table:style-name="Tabelle15.1">
          <table:table-cell table:style-name="Tabelle15.A2" office:value-type="string">
            <text:p text:style-name="P5">1.1.0</text:p>
          </table:table-cell>
          <table:table-cell table:style-name="Tabelle15.A2" office:value-type="string">
            <text:p text:style-name="P24">2013/11/07</text:p>
          </table:table-cell>
          <table:table-cell table:style-name="Tabelle15.A2" office:value-type="string">
            <text:p text:style-name="P5">Upgrade for OTRS 3.3.x</text:p>
          </table:table-cell>
          <table:table-cell table:style-name="Tabelle15.D2" office:value-type="string">
            <text:p text:style-name="P5">Stefan Mehlig</text:p>
          </table:table-cell>
        </table:table-row>
        <table:table-row table:style-name="Tabelle15.1">
          <table:table-cell table:style-name="Tabelle15.A2" office:value-type="string">
            <text:p text:style-name="P5">1.2.0</text:p>
          </table:table-cell>
          <table:table-cell table:style-name="Tabelle15.A2" office:value-type="string">
            <text:p text:style-name="P24">2014/10/22</text:p>
          </table:table-cell>
          <table:table-cell table:style-name="Tabelle15.A2" office:value-type="string">
            <text:p text:style-name="P5">Upgrade for OTRS 4.0.x</text:p>
          </table:table-cell>
          <table:table-cell table:style-name="Tabelle15.D2" office:value-type="string">
            <text:p text:style-name="P5">Anna Litvinova</text:p>
          </table:table-cell>
        </table:table-row>
        <table:table-row table:style-name="Tabelle15.1">
          <table:table-cell table:style-name="Tabelle15.A2" office:value-type="string">
            <text:p text:style-name="P5">1.2.1</text:p>
          </table:table-cell>
          <table:table-cell table:style-name="Tabelle15.A2" office:value-type="string">
            <text:p text:style-name="P24">2015/06/26</text:p>
          </table:table-cell>
          <table:table-cell table:style-name="Tabelle15.A2" office:value-type="string">
            <text:p text:style-name="P5">Correction of configuration description</text:p>
          </table:table-cell>
          <table:table-cell table:style-name="Tabelle15.D2" office:value-type="string">
            <text:p text:style-name="P5">Mario Illinger</text:p>
          </table:table-cell>
        </table:table-row>
        <table:table-row table:style-name="Tabelle15.1">
          <table:table-cell table:style-name="Tabelle15.A2" office:value-type="string">
            <text:p text:style-name="P5">2.0.0</text:p>
          </table:table-cell>
          <table:table-cell table:style-name="Tabelle15.A2" office:value-type="string">
            <text:p text:style-name="P24">2015/01/29</text:p>
          </table:table-cell>
          <table:table-cell table:style-name="Tabelle15.A2" office:value-type="string">
            <text:p text:style-name="P5">Upgrade for OTRS 5.0, Field types merged</text:p>
          </table:table-cell>
          <table:table-cell table:style-name="Tabelle15.D2" office:value-type="string">
            <text:p text:style-name="P5">Mario Illinger</text:p>
          </table:table-cell>
        </table:table-row>
      </table:table>
      <text:h text:style-name="Heading_20_3" text:outline-level="3">Authors / Responsible</text:h>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3">Lastname, Firstname</text:p>
          </table:table-cell>
          <table:table-cell table:style-name="Tabelle9.A1" office:value-type="string">
            <text:p text:style-name="P13">Organization</text:p>
          </table:table-cell>
          <table:table-cell table:style-name="Tabelle9.C1" office:value-type="string">
            <text:p text:style-name="P13">Function</text:p>
          </table:table-cell>
        </table:table-row>
        <table:table-row table:style-name="Tabelle9.1">
          <table:table-cell table:style-name="Tabelle9.A2" office:value-type="string">
            <text:p text:style-name="P5">Mehlig, Stefan</text:p>
          </table:table-cell>
          <table:table-cell table:style-name="Tabelle9.A2" office:value-type="string">
            <text:p text:style-name="P5">c.a.p.e. IT<text:span text:style-name="T8">®</text:span> GmbH</text:p>
          </table:table-cell>
          <table:table-cell table:style-name="Tabelle9.C2" office:value-type="string">
            <text:p text:style-name="P5">SW-Ing. / Consultant Service Management</text:p>
          </table:table-cell>
        </table:table-row>
        <table:table-row table:style-name="Tabelle9.1">
          <table:table-cell table:style-name="Tabelle9.A2" office:value-type="string">
            <text:p text:style-name="P5">Illinger, Mario</text:p>
          </table:table-cell>
          <table:table-cell table:style-name="Tabelle9.A2" office:value-type="string">
            <text:p text:style-name="P5">c.a.p.e. IT<text:span text:style-name="T8">®</text:span> GmbH</text:p>
          </table:table-cell>
          <table:table-cell table:style-name="Tabelle9.C2" office:value-type="string">
            <text:p text:style-name="P5">SW-Ing. / Consultant Service Management</text:p>
          </table:table-cell>
        </table:table-row>
      </table:table>
      <text:h text:style-name="Heading_20_3" text:outline-level="3">Document Owner</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3">Organization</text:p>
          </table:table-cell>
          <table:table-cell table:style-name="Tabelle4.A1" office:value-type="string">
            <text:p text:style-name="P13">Address</text:p>
          </table:table-cell>
          <table:table-cell table:style-name="Tabelle4.C1" office:value-type="string">
            <text:p text:style-name="P13">Contact</text:p>
          </table:table-cell>
        </table:table-row>
        <table:table-row table:style-name="Tabelle4.1">
          <table:table-cell table:style-name="Tabelle4.A2" office:value-type="string">
            <text:p text:style-name="P5">c.a.p.e. IT® GmbH </text:p>
          </table:table-cell>
          <table:table-cell table:style-name="Tabelle4.A2" office:value-type="string">
            <text:p text:style-name="P5">Schönherrstraße 8<text:line-break/>09113 Chemnitz<text:line-break/>Germany</text:p>
          </table:table-cell>
          <table:table-cell table:style-name="Tabelle4.C2" office:value-type="string">
            <text:p text:style-name="P5">info@cape-it.de<text:line-break/>+49 371 27095 - 620</text:p>
          </table:table-cell>
        </table:table-row>
      </table:table>
      <text:p text:style-name="Standard"/>
      <text:h text:style-name="P33" text:outline-level="1">General Remarks and Preconditions</text:h>
      <text:h text:style-name="P34" text:outline-level="2">Used Terms</text:h>
      <table:table table:name="Tabelle7" table:style-name="Tabelle7">
        <table:table-column table:style-name="Tabelle7.A"/>
        <table:table-column table:style-name="Tabelle7.B"/>
        <table:table-header-rows>
          <table:table-row>
            <table:table-cell table:style-name="Tabelle7.A1" office:value-type="string">
              <text:p text:style-name="Table_20_Heading">Term</text:p>
            </table:table-cell>
            <table:table-cell table:style-name="Tabelle7.B1" office:value-type="string">
              <text:p text:style-name="Table_20_Heading">Description</text:p>
            </table:table-cell>
          </table:table-row>
        </table:table-header-rows>
        <table:table-row>
          <table:table-cell table:style-name="Tabelle7.A2" office:value-type="string">
            <text:p text:style-name="Table_20_Contents">ACL</text:p>
          </table:table-cell>
          <table:table-cell table:style-name="Tabelle7.B2" office:value-type="string">
            <text:p text:style-name="Table_20_Contents">Restricts available actions and ticket values based on current or selected ticket values, current action or the like.</text:p>
          </table:table-cell>
        </table:table-row>
        <table:table-row>
          <table:table-cell table:style-name="Tabelle7.A2" office:value-type="string">
            <text:p text:style-name="Table_20_Contents">Agent / User</text:p>
          </table:table-cell>
          <table:table-cell table:style-name="Tabelle7.B2" office:value-type="string">
            <text:p text:style-name="Table_20_Contents">Editor of requests</text:p>
          </table:table-cell>
        </table:table-row>
        <table:table-row>
          <table:table-cell table:style-name="Tabelle7.A2" office:value-type="string">
            <text:p text:style-name="Table_20_Contents">Agent-permissions</text:p>
          </table:table-cell>
          <table:table-cell table:style-name="Tabelle7.B2" office:value-type="string">
            <text:p text:style-name="Table_20_Contents">direct assignment of permissions between agents and groups</text:p>
          </table:table-cell>
        </table:table-row>
        <table:table-row>
          <table:table-cell table:style-name="Tabelle7.A2" office:value-type="string">
            <text:p text:style-name="Table_20_Contents">Article</text:p>
          </table:table-cell>
          <table:table-cell table:style-name="Tabelle7.B2" office:value-type="string">
            <text:p text:style-name="Table_20_Contents">a single manual step at a ticket - incoming / outgoing call or email, note, customer feedback via the web frontend</text:p>
          </table:table-cell>
        </table:table-row>
        <table:table-row>
          <table:table-cell table:style-name="Tabelle7.A2" office:value-type="string">
            <text:p text:style-name="Table_20_Contents">Permissions</text:p>
          </table:table-cell>
          <table:table-cell table:style-name="Tabelle7.B2" office:value-type="string">
            <text:p text:style-name="Table_20_Contents">Permissions define what an agent can do within a group. Certain functions in OTRS require appropriate permissions.</text:p>
          </table:table-cell>
        </table:table-row>
        <table:table-row>
          <table:table-cell table:style-name="Tabelle7.A2" office:value-type="string">
            <text:p text:style-name="Table_20_Contents">Affected structures</text:p>
          </table:table-cell>
          <table:table-cell table:style-name="Tabelle7.B2" office:value-type="string">
            <text:p text:style-name="Table_20_Contents">Lists all relevant files and database changes to provide named function/extension.</text:p>
          </table:table-cell>
        </table:table-row>
        <table:table-row>
          <table:table-cell table:style-name="Tabelle7.A2" office:value-type="string">
            <text:p text:style-name="Table_20_Contents">CI</text:p>
          </table:table-cell>
          <table:table-cell table:style-name="Tabelle7.B2" office:value-type="string">
            <text:p text:style-name="Table_20_Contents">Config Item - resources for mapping business processes and service provision. In contrast to the simple "Asstemanagement" not only physical but also logical elements are listed. Furthermore the relationships between the elements represents an important part of the information.</text:p>
          </table:table-cell>
        </table:table-row>
        <table:table-row>
          <table:table-cell table:style-name="Tabelle7.A2" office:value-type="string">
            <text:p text:style-name="Table_20_Contents">CMDB</text:p>
          </table:table-cell>
          <table:table-cell table:style-name="Tabelle7.B2" office:value-type="string">
            <text:p text:style-name="Table_20_Contents">Configuration Management Data Base - contains information about CIs (Config Items)</text:p>
          </table:table-cell>
        </table:table-row>
        <table:table-row>
          <table:table-cell table:style-name="Tabelle7.A2" office:value-type="string">
            <text:p text:style-name="P22">Service / Duty</text:p>
          </table:table-cell>
          <table:table-cell table:style-name="Tabelle7.B2" office:value-type="string">
            <text:p text:style-name="P22">Can be used for a technical service, e.g. webserver. A service is the type of support that your organization provides to customers.</text:p>
          </table:table-cell>
        </table:table-row>
        <table:table-row>
          <table:table-cell table:style-name="Tabelle7.A2" office:value-type="string">
            <text:p text:style-name="P22">FAQ</text:p>
          </table:table-cell>
          <table:table-cell table:style-name="Tabelle7.B2" office:value-type="string">
            <text:p text:style-name="P22">Frequently Asked Questions - an extension module for OTRS, which can be used as a simple knowledge base and a simple integration into the ticket processing (similar to text modules) and provides a customer interface (browser).</text:p>
          </table:table-cell>
        </table:table-row>
        <table:table-row>
          <table:table-cell table:style-name="Tabelle7.A2" office:value-type="string">
            <text:p text:style-name="Table_20_Contents">Follow-Up</text:p>
          </table:table-cell>
          <table:table-cell table:style-name="Tabelle7.B2" office:value-type="string">
            <text:p text:style-name="Table_20_Contents">Corresponding message to a existing ticket.</text:p>
          </table:table-cell>
        </table:table-row>
        <table:table-row>
          <table:table-cell table:style-name="Tabelle7.A2" office:value-type="string">
            <text:p text:style-name="Table_20_Contents">Generic Agent</text:p>
          </table:table-cell>
          <table:table-cell table:style-name="Tabelle7.B2" office:value-type="string">
            <text:p text:style-name="Table_20_Contents">Periodic tasks based on tickets, similar to Cron Jobs or “Scheduled Tasks” in MS Windows.</text:p>
          </table:table-cell>
        </table:table-row>
        <table:table-row>
          <table:table-cell table:style-name="Tabelle7.A2" office:value-type="string">
            <text:p text:style-name="Table_20_Contents">Group</text:p>
          </table:table-cell>
          <table:table-cell table:style-name="Tabelle7.B2" office:value-type="string">
            <text:p text:style-name="Table_20_Contents">Core of the permission concept in OTRS. Permissions are always awarded to groups. Groups are assigned to queues, FAQ-Categories or functional areas.</text:p>
          </table:table-cell>
        </table:table-row>
        <table:table-row>
          <table:table-cell table:style-name="Tabelle7.A2" office:value-type="string">
            <text:p text:style-name="Table_20_Contents">Configuration options</text:p>
          </table:table-cell>
          <table:table-cell table:style-name="Tabelle7.B2" office:value-type="string">
            <text:p text:style-name="Table_20_Contents">Lists SysConfig-entries used to change the behavior of named function/extension. Changes on one's own responsibility.</text:p>
          </table:table-cell>
        </table:table-row>
        <table:table-row>
          <table:table-cell table:style-name="Tabelle7.A2" office:value-type="string">
            <text:p text:style-name="Table_20_Contents">Customer</text:p>
          </table:table-cell>
          <table:table-cell table:style-name="Tabelle7.B2" office:value-type="string">
            <text:p text:style-name="Table_20_Contents">Entity that is authorized to raise a support request. This is usually an organization or a subdivision of the organization such as cost centers, faculties or departments. But this can also be a real person.</text:p>
          </table:table-cell>
        </table:table-row>
        <table:table-row>
          <table:table-cell table:style-name="Tabelle7.A2" office:value-type="string">
            <text:p text:style-name="P22">Customer Data Backend</text:p>
          </table:table-cell>
          <table:table-cell table:style-name="Tabelle7.B2" office:value-type="string">
            <text:p text:style-name="P22">Data source for contact information in OTRS. OTRS can use up to 11 customer data backends.</text:p>
          </table:table-cell>
        </table:table-row>
        <table:table-row>
          <table:table-cell table:style-name="Tabelle7.A2" office:value-type="string">
            <text:p text:style-name="P22">Customer Company</text:p>
          </table:table-cell>
          <table:table-cell table:style-name="Tabelle7.B2" office:value-type="string">
            <text:p text:style-name="P22">Summarizes the data of a company and each customer contact can be assigned to a company. This eliminates the maintenance of specific data on each contact record.</text:p>
          </table:table-cell>
        </table:table-row>
        <table:table-row>
          <table:table-cell table:style-name="Tabelle7.A2" office:value-type="string">
            <text:p text:style-name="Table_20_Contents">Customer User</text:p>
          </table:table-cell>
          <table:table-cell table:style-name="Tabelle7.B2" office:value-type="string">
            <text:p text:style-name="Table_20_Contents">Contact or person who raises a request in the context of a customer. A customer user is always assigned to at least one customer.</text:p>
          </table:table-cell>
        </table:table-row>
        <table:table-row>
          <table:table-cell table:style-name="Tabelle7.A2" office:value-type="string">
            <text:p text:style-name="Table_20_Contents">OPAR</text:p>
          </table:table-cell>
          <table:table-cell table:style-name="Tabelle7.B2" office:value-type="string">
            <text:p text:style-name="Table_20_Contents">OTRS Package Archive - a public archive of free OTRS extensions. The extensions are available for free.</text:p>
          </table:table-cell>
        </table:table-row>
        <table:table-row>
          <table:table-cell table:style-name="Tabelle7.A2" office:value-type="string">
            <text:p text:style-name="Table_20_Contents">Queue</text:p>
          </table:table-cell>
          <table:table-cell table:style-name="Tabelle7.B2" office:value-type="string">
            <text:p text:style-name="Table_20_Contents">Category for requests - similar to directories in the file system of a computer.</text:p>
          </table:table-cell>
        </table:table-row>
        <table:table-row>
          <table:table-cell table:style-name="Tabelle7.A2" office:value-type="string">
            <text:p text:style-name="Table_20_Contents">Role</text:p>
          </table:table-cell>
          <table:table-cell table:style-name="Tabelle7.B2" office:value-type="string">
            <text:p text:style-name="Table_20_Contents">Defines a collection of role permissions - roles can be assigned to multiple agents.</text:p>
          </table:table-cell>
        </table:table-row>
        <table:table-row>
          <table:table-cell table:style-name="Tabelle7.A2" office:value-type="string">
            <text:p text:style-name="Table_20_Contents">Role-permissions</text:p>
          </table:table-cell>
          <table:table-cell table:style-name="Tabelle7.B2" office:value-type="string">
            <text:p text:style-name="Table_20_Contents">Assignment of permissions between roles and groups.</text:p>
          </table:table-cell>
        </table:table-row>
        <text:soft-page-break/>
        <table:table-row>
          <table:table-cell table:style-name="Tabelle7.A2" office:value-type="string">
            <text:p text:style-name="Table_20_Contents">Service</text:p>
          </table:table-cell>
          <table:table-cell table:style-name="Tabelle7.B2" office:value-type="string">
            <text:p text:style-name="Table_20_Contents">Defines which performance is requested for a ticket in the business process.</text:p>
          </table:table-cell>
        </table:table-row>
        <table:table-row>
          <table:table-cell table:style-name="Tabelle7.A2" office:value-type="string">
            <text:p text:style-name="Table_20_Contents">Servicecatalog</text:p>
          </table:table-cell>
          <table:table-cell table:style-name="Tabelle7.B2" office:value-type="string">
            <text:p text:style-name="Table_20_Contents">Defines the collection of all standardized services to be provided by the service desk. <text:bookmark text:name="result_box"/>T<text:span text:style-name="T12">his includes a description, the costs </text:span><text:span text:style-name="T12">and who can make a draft oft the service.</text:span></text:p>
          </table:table-cell>
        </table:table-row>
        <table:table-row>
          <table:table-cell table:style-name="Tabelle7.A2" office:value-type="string">
            <text:p text:style-name="Table_20_Contents">Ticket / Request</text:p>
          </table:table-cell>
          <table:table-cell table:style-name="Tabelle7.B2" office:value-type="string">
            <text:p text:style-name="Table_20_Contents">Totality of all communication and documentation steps when processing a request. Documentation may take the form of an incoming or outgoing email or call​​, notes and customer feedback via web front end.</text:p>
          </table:table-cell>
        </table:table-row>
        <table:table-row>
          <table:table-cell table:style-name="Tabelle7.A2" office:value-type="string">
            <text:p text:style-name="Table_20_Contents">Ticket Event</text:p>
          </table:table-cell>
          <table:table-cell table:style-name="Tabelle7.B2" office:value-type="string">
            <text:p text:style-name="Table_20_Contents"><text:span text:style-name="T6">S</text:span><text:span text:style-name="T6">pecial background process caused by a ticket event, could activate other background processes.</text:span></text:p>
          </table:table-cell>
        </table:table-row>
        <table:table-row>
          <table:table-cell table:style-name="Tabelle7.A2" office:value-type="string">
            <text:p text:style-name="Table_20_Contents">Ticketlock</text:p>
          </table:table-cell>
          <table:table-cell table:style-name="Tabelle7.B2" office:value-type="string">
            <text:p text:style-name="Table_20_Contents">Allows a kind of locking, so that specific actions on a ticket can be performed only by the owner. To prevent multiple processing of a ticket.</text:p>
          </table:table-cell>
        </table:table-row>
        <table:table-row>
          <table:table-cell table:style-name="Tabelle7.A2" office:value-type="string">
            <text:p text:style-name="Table_20_Contents">Ticketstate</text:p>
          </table:table-cell>
          <table:table-cell table:style-name="Tabelle7.B2" office:value-type="string">
            <text:p text:style-name="Table_20_Contents">Defines the state of processing of the request.</text:p>
          </table:table-cell>
        </table:table-row>
        <table:table-row>
          <table:table-cell table:style-name="Tabelle7.A2" office:value-type="string">
            <text:p text:style-name="Table_20_Contents">Tickettype</text:p>
          </table:table-cell>
          <table:table-cell table:style-name="Tabelle7.B2" office:value-type="string">
            <text:p text:style-name="Table_20_Contents">Classifies the business process of a request.</text:p>
          </table:table-cell>
        </table:table-row>
        <table:table-row>
          <table:table-cell table:style-name="Tabelle7.A2" office:value-type="string">
            <text:p text:style-name="Table_20_Contents">Underpinning Contract</text:p>
          </table:table-cell>
          <table:table-cell table:style-name="Tabelle7.B2" office:value-type="string">
            <text:p text:style-name="Table_20_Contents">A service which was bought from an external service provider.</text:p>
          </table:table-cell>
        </table:table-row>
      </table:table>
      <text:p text:style-name="Caption"><text:span text:style-name="T5">Table </text:span><text:span text:style-name="T5"><text:sequence text:ref-name="refTable0" text:name="Table" text:formula="ooow:Table+1" style:num-format="1">1</text:sequence></text:span><text:span text:style-name="T5">: Used Terms</text:span></text:p>
      <text:h text:style-name="P35" text:outline-level="2">OTRS-external Requirements</text:h>
      <text:p text:style-name="P12">none</text:p>
      <text:h text:style-name="P35" text:outline-level="2">OTRS-internal Requirements</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office:value-type="string">
              <text:p text:style-name="Table_20_Heading">Packagename</text:p>
            </table:table-cell>
            <table:table-cell table:style-name="Tabelle5.A1" office:value-type="string">
              <text:p text:style-name="Table_20_Heading">Ver-sion (<text:span text:style-name="T11">≥</text:span>)</text:p>
            </table:table-cell>
            <table:table-cell table:style-name="Tabelle5.A1" office:value-type="string">
              <text:p text:style-name="Table_20_Heading">Vendor</text:p>
            </table:table-cell>
            <table:table-cell table:style-name="Tabelle5.A1" office:value-type="string">
              <text:p text:style-name="P16">Free<text:note text:id="ftn1" text:note-class="footnote"><text:note-citation>1</text:note-citation><text:note-body><text:p text:style-name="Footnote">package is available for free or provided within project or extension</text:p></text:note-body></text:note></text:p>
            </table:table-cell>
            <table:table-cell table:style-name="Tabelle5.A1" office:value-type="string">
              <text:p text:style-name="P16">Requirement<text:note text:id="ftn2" text:note-class="footnote"><text:note-citation>2</text:note-citation><text:note-body><text:p text:style-name="Footnote">R = required; S = suggested/recommended</text:p></text:note-body></text:note></text:p>
            </table:table-cell>
            <table:table-cell table:style-name="Tabelle5.F1" office:value-type="string">
              <text:p text:style-name="Table_20_Heading">Description</text:p>
            </table:table-cell>
          </table:table-row>
        </table:table-header-rows>
        <table:table-row>
          <table:table-cell table:style-name="Tabelle5.A2" office:value-type="string">
            <text:p text:style-name="P22">OTRS-Framework</text:p>
          </table:table-cell>
          <table:table-cell table:style-name="Tabelle5.A2" office:value-type="string">
            <text:p text:style-name="P22">5.0.x</text:p>
          </table:table-cell>
          <table:table-cell table:style-name="Tabelle5.A2" office:value-type="string">
            <text:p text:style-name="Table_20_Contents">OTRS AG</text:p>
          </table:table-cell>
          <table:table-cell table:style-name="Tabelle5.A2" office:value-type="string">
            <text:p text:style-name="P23">X</text:p>
          </table:table-cell>
          <table:table-cell table:style-name="Tabelle5.A2" office:value-type="string">
            <text:p text:style-name="P23">R</text:p>
          </table:table-cell>
          <table:table-cell table:style-name="Tabelle5.F2" office:value-type="string">
            <text:p text:style-name="P22">OTRS-Basisfunktionen</text:p>
          </table:table-cell>
        </table:table-row>
        <table:table-row>
          <table:table-cell table:style-name="Tabelle5.A2" office:value-type="string">
            <text:p text:style-name="P22">ITSMConfiguration-Management</text:p>
          </table:table-cell>
          <table:table-cell table:style-name="Tabelle5.A2" office:value-type="string">
            <text:p text:style-name="P22">5.0.1</text:p>
          </table:table-cell>
          <table:table-cell table:style-name="Tabelle5.A2" office:value-type="string">
            <text:p text:style-name="Table_20_Contents">OTRS AG</text:p>
          </table:table-cell>
          <table:table-cell table:style-name="Tabelle5.A2" office:value-type="string">
            <text:p text:style-name="P23">X</text:p>
          </table:table-cell>
          <table:table-cell table:style-name="Tabelle5.A2" office:value-type="string">
            <text:p text:style-name="P23">R</text:p>
          </table:table-cell>
          <table:table-cell table:style-name="Tabelle5.F2" office:value-type="string">
            <text:p text:style-name="P22">Provides CMDB and some standard CI-classes</text:p>
          </table:table-cell>
        </table:table-row>
      </table:table>
      <text:p text:style-name="Caption"><text:span text:style-name="T3">Table</text:span> <text:sequence text:ref-name="refTable1" text:name="Table" text:formula="ooow:Table+1" style:num-format="1">2</text:sequence>: OTRS-Internal Requirements</text:p>
      <text:p text:style-name="Standard"/>
      <text:h text:style-name="P32" text:outline-level="1">Extension DynamicFieldITSMConfigItem</text:h>
      <text:h text:style-name="P36" text:outline-level="2">Installation</text:h>
      <text:p text:style-name="Standard">The extension is delivered in the form of additional OTRS extension package. You can install and activate the extension by using the package manager.</text:p>
      <text:p text:style-name="Standard">The installation of OTRS extension packages can be performed through the graphical interface or the command line. Due to the configuration of the overall system, it might be necessary to to restart the web server after the installation.</text:p>
      <text:p text:style-name="P8">For installation through the graphical interface navigate to "package management" in the admin area. Select the package in the corresponding input box. The button "Install Package" means the package will be installed. Depending on the package, further information can be displayed before.</text:p>
      <text:h text:style-name="Heading_20_3" text:outline-level="3">Technical Implementation</text:h>
      <text:p text:style-name="Standard">During installation, the following tasks are performed:</text:p>
      <text:list xml:id="list7717169185896411734" text:style-name="L1">
        <text:list-item>
          <text:p text:style-name="P43">Installation of configuration, modules, language file and the layout templates.</text:p>
        </text:list-item>
      </text:list>
      <text:h text:style-name="Heading_20_4" text:outline-level="4">Affected structures</text:h>
      <text:list xml:id="list5768185249900776018" text:style-name="List_20_1">
        <text:list-item>
          <text:p text:style-name="Quellcode-Auflistung"><text:span text:style-name="T13">Filelist</text:span><text:span text:style-name="T13">:</text:span></text:p>
        </text:list-item>
        <text:list-item>
          <text:p text:style-name="Quellcode-Auflistung">doc/en/DynamicFieldITSMConfigItem.pdf</text:p>
        </text:list-item>
        <text:list-item>
          <text:p text:style-name="Quellcode-Auflistung">doc/CHANGES_DynamicFieldITSMConfigItem.md</text:p>
        </text:list-item>
        <text:list-item>
          <text:p text:style-name="Quellcode-Auflistung">Kernel/Config/Files/DynamicFieldITSMConfigItem.xml</text:p>
        </text:list-item>
        <text:list-item>
          <text:p text:style-name="Quellcode-Auflistung">Kernel/Modules/AdminDynamicFieldITSMConfigItem.pm</text:p>
        </text:list-item>
        <text:list-item>
          <text:p text:style-name="Quellcode-Auflistung">Kernel/Modules/DynamicFieldITSMConfigItemAJAXAutoComplete.pm</text:p>
        </text:list-item>
        <text:list-item>
          <text:p text:style-name="Quellcode-Auflistung">Kernel/Output/HTML/Standard/AdminDynamicFieldITSMConfigItem.tt</text:p>
        </text:list-item>
        <text:list-item>
          <text:p text:style-name="Quellcode-Auflistung">Kernel/System/DynamicField/Driver/ITSMConfigItemReference.pm</text:p>
        </text:list-item>
        <text:list-item>
          <text:p text:style-name="Quellcode-Auflistung">Kernel/System/Ticket/Event/ITSMConfigItemLinkAdd.pm</text:p>
        </text:list-item>
        <text:list-item>
          <text:p text:style-name="P29">Database:</text:p>
        </text:list-item>
        <text:list-item>
          <text:p text:style-name="Quellcode-Auflistung">-</text:p>
        </text:list-item>
      </text:list>
      <text:p text:style-name="Standard"/>
      <text:h text:style-name="P37" text:outline-level="2"/>
      <text:h text:style-name="P38" text:outline-level="2">Functional Overview</text:h>
      <text:list xml:id="list3418792627622003192" text:style-name="L2">
        <text:list-item>
          <text:p text:style-name="P44">Usage of ConfigItems of selectable classes of ITSM::ConfigItem::Class</text:p>
        </text:list-item>
        <text:list-item>
          <text:p text:style-name="P44">Usage of deposited values with static link</text:p>
        </text:list-item>
        <text:list-item>
          <text:p text:style-name="P44">Automatic creation of links between ticket and ConfigItems</text:p>
        </text:list-item>
      </text:list>
      <text:h text:style-name="Heading_20_3" text:outline-level="3">Technical Implementation</text:h>
      <text:list xml:id="list4017531297587230925" text:style-name="L3">
        <text:list-item>
          <text:p text:style-name="P45">Creating a backend for Dynamic Fields</text:p>
        </text:list-item>
        <text:list-item>
          <text:p text:style-name="P48">Display of values ​​with configurable link</text:p>
        </text:list-item>
        <text:list-item>
          <text:p text:style-name="P49">Providing the configuration screen for Dynamic Fields</text:p>
        </text:list-item>
        <text:list-item>
          <text:p text:style-name="P45">Providing the AJAX handler for autocompletion</text:p>
        </text:list-item>
        <text:list-item>
          <text:p text:style-name="P50"><text:bookmark text:name="result_box3"/>Providing the event handler for the automatic linking</text:p>
        </text:list-item>
        <text:list-item>
          <text:p text:style-name="P49">Configuration options of the Dynamic Field: See 3.3</text:p>
        </text:list-item>
      </text:list>
      <text:h text:style-name="Heading_20_4" text:outline-level="4">Affected structures</text:h>
      <text:list xml:id="list1775526864" text:continue-list="list5768185249900776018" text:style-name="List_20_1">
        <text:list-item>
          <text:p text:style-name="Quellcode-Auflistung"><text:span text:style-name="T13">Filelist</text:span><text:span text:style-name="T13">:</text:span></text:p>
        </text:list-item>
        <text:list-item>
          <text:p text:style-name="Quellcode-Auflistung">Kernel/Config/Files/DynamicFieldITSMConfigItem.xml</text:p>
        </text:list-item>
        <text:list-item>
          <text:p text:style-name="Quellcode-Auflistung">Kernel/Modules/AdminDynamicFieldITSMConfigItem.pm</text:p>
        </text:list-item>
        <text:list-item>
          <text:p text:style-name="Quellcode-Auflistung">Kernel/Modules/DynamicFieldITSMConfigItemAJAXAutoComplete.pm</text:p>
        </text:list-item>
        <text:list-item>
          <text:p text:style-name="Quellcode-Auflistung">Kernel/Output/HTML/Standard/AdminDynamicFieldITSMConfigItem.tt</text:p>
        </text:list-item>
        <text:list-item>
          <text:p text:style-name="Quellcode-Auflistung">Kernel/System/DynamicField/Driver/ITSMConfigItemReference.pm</text:p>
        </text:list-item>
        <text:list-item>
          <text:p text:style-name="Quellcode-Auflistung">Kernel/System/Ticket/Event/ITSMConfigItemLinkAdd.pm</text:p>
        </text:list-item>
        <text:list-item>
          <text:p text:style-name="P29">Database:</text:p>
        </text:list-item>
        <text:list-item>
          <text:p text:style-name="Quellcode-Auflistung">-</text:p>
        </text:list-item>
      </text:list>
      <text:h text:style-name="P41" text:outline-level="3">Configuration options</text:h>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5">Keyname</text:p>
            </table:table-cell>
            <table:table-cell table:style-name="Tabelle10.B1" office:value-type="string">
              <text:p text:style-name="P14">Description</text:p>
            </table:table-cell>
          </table:table-row>
        </table:table-header-rows>
        <table:table-row table:style-name="Tabelle10.1">
          <table:table-cell table:style-name="Tabelle10.A2" office:value-type="string">
            <text:p text:style-name="Table_20_Contents">Frontend::Module###-AdminDynamicFieldITSMConfigItem</text:p>
          </table:table-cell>
          <table:table-cell table:style-name="Tabelle10.B2" office:value-type="string">
            <text:list xml:id="list7561185018957046259" text:style-name="L4">
              <text:list-item>
                <text:p text:style-name="P42">Frontend module registration for the creation of the Dynamic Field</text:p>
              </text:list-item>
            </text:list>
          </table:table-cell>
        </table:table-row>
        <table:table-row table:style-name="Tabelle10.1">
          <table:table-cell table:style-name="Tabelle10.A2" office:value-type="string">
            <text:p text:style-name="Table_20_Contents">DynamicFields::Backend###-ITSMConfigItemReference</text:p>
          </table:table-cell>
          <table:table-cell table:style-name="Tabelle10.B2" office:value-type="string">
            <text:list xml:id="list914456699" text:continue-numbering="true" text:style-name="L4">
              <text:list-item>
                <text:p text:style-name="P42">Registration of DynamicField-Backends</text:p>
              </text:list-item>
            </text:list>
          </table:table-cell>
        </table:table-row>
        <table:table-row table:style-name="Tabelle10.1">
          <table:table-cell table:style-name="Tabelle10.A2" office:value-type="string">
            <text:p text:style-name="Table_20_Contents">Frontend::Module###-DynamicFieldITSMConfigItemAJAXAutocomplete</text:p>
          </table:table-cell>
          <table:table-cell table:style-name="Tabelle10.B2" office:value-type="string">
            <text:list xml:id="list616759296" text:continue-numbering="true" text:style-name="L4">
              <text:list-item>
                <text:p text:style-name="P42">Registration of AJAX-Handler for autocompletion</text:p>
              </text:list-item>
            </text:list>
          </table:table-cell>
        </table:table-row>
        <table:table-row table:style-name="Tabelle10.1">
          <table:table-cell table:style-name="Tabelle10.A2" office:value-type="string">
            <text:p text:style-name="Table_20_Contents">Customer::Frontend::Module###-DynamicFieldITSMConfigItemAJAXAutocomplete</text:p>
          </table:table-cell>
          <table:table-cell table:style-name="Tabelle10.B2" office:value-type="string">
            <text:list xml:id="list1704303258" text:continue-numbering="true" text:style-name="L4">
              <text:list-item>
                <text:p text:style-name="P42">Registration of AJAX-Handler for autocompletion</text:p>
              </text:list-item>
            </text:list>
          </table:table-cell>
        </table:table-row>
        <table:table-row table:style-name="Tabelle10.1">
          <table:table-cell table:style-name="Tabelle10.A2" office:value-type="string">
            <text:p text:style-name="Table_20_Contents">Ticket::EventModulePost###-ITSMConfigItemLinkAdd</text:p>
          </table:table-cell>
          <table:table-cell table:style-name="Tabelle10.B2" office:value-type="string">
            <text:list xml:id="list1178283701" text:continue-numbering="true" text:style-name="L4">
              <text:list-item>
                <text:p text:style-name="P42">Registration of Event-Handler for the automatic linking</text:p>
              </text:list-item>
            </text:list>
          </table:table-cell>
        </table:table-row>
      </table:table>
      <text:p text:style-name="Standard"/>
      <text:h text:style-name="P37" text:outline-level="2"/>
      <text:h text:style-name="P38" text:outline-level="2">Configuration Options DynamicField</text:h>
      <text:p text:style-name="Standard">Specific configuration entries in the agent frontend → admin area → Dynamic Fields → Modification for Dynamic Field type ITSMConfigItemReference.</text:p>
      <text:h text:style-name="Heading_20_3" text:outline-level="3">Config item classes</text:h>
      <text:p text:style-name="Standard">Selection of relevant config item classes</text:p>
      <text:h text:style-name="Heading_20_3" text:outline-level="3">Deployment states</text:h>
      <text:p text:style-name="Standard">Selection of relevant deployment states</text:p>
      <text:h text:style-name="Heading_20_3" text:outline-level="3">Constrictions</text:h>
      <text:p text:style-name="Standard">Specify Constrictions for CI-search. [CI-Attribute]::[Object]::[Attribute/Value]::[Mandatory]</text:p>
      <text:list xml:id="list6053214159753775855" text:style-name="L5">
        <text:list-item>
          <text:p text:style-name="P46">CI-Attribute - Attribute key from config item definition. For sub attributes, its only the key, not the whole path</text:p>
        </text:list-item>
        <text:list-item>
          <text:p text:style-name="P46">Object</text:p>
          <text:list>
            <text:list-item>
              <text:p text:style-name="P46">Configuration - Value of constriction is static, [Attribute/Value] is taken</text:p>
            </text:list-item>
            <text:list-item>
              <text:p text:style-name="P46">Ticket - Value of constriction is taken from submitted value of the ticket attribute or from the value saved at the ticket itself</text:p>
            </text:list-item>
            <text:list-item>
              <text:p text:style-name="P46">CustomerUser - Value of constriction is taken from the value saved in the customer user data</text:p>
            </text:list-item>
          </text:list>
        </text:list-item>
        <text:list-item>
          <text:p text:style-name="P46">Mandatory</text:p>
          <text:list>
            <text:list-item>
              <text:p text:style-name="P46">0 - If the value of the object is empty, this rule is ignored</text:p>
            </text:list-item>
            <text:list-item>
              <text:p text:style-name="P46">1 - If the value of the object is empty, the search is suppressed</text:p>
            </text:list-item>
          </text:list>
        </text:list-item>
      </text:list>
      <text:h text:style-name="Heading_20_3" text:outline-level="3">Display pattern</text:h>
      <text:p text:style-name="Standard">Specify pattern used for display. Following placeholders can be used:</text:p>
      <text:list xml:id="list2965414227573183926" text:style-name="L6">
        <text:list-item>
          <text:p text:style-name="P47">&lt;CI_Name&gt;</text:p>
        </text:list-item>
        <text:list-item>
          <text:p text:style-name="P47">&lt;CI_Number&gt;</text:p>
        </text:list-item>
        <text:list-item>
          <text:p text:style-name="P47">&lt;CI_ConfigItemID&gt;</text:p>
        </text:list-item>
        <text:list-item>
          <text:p text:style-name="P47">&lt;CI_Class&gt;</text:p>
        </text:list-item>
        <text:list-item>
          <text:p text:style-name="P47">&lt;CI_ClassID&gt;</text:p>
        </text:list-item>
        <text:list-item>
          <text:p text:style-name="P47">&lt;CI_VersionID&gt;</text:p>
        </text:list-item>
        <text:list-item>
          <text:p text:style-name="P47">&lt;CI_LastVersionID&gt;</text:p>
        </text:list-item>
        <text:list-item>
          <text:p text:style-name="P47">&lt;CI_DefinitionID&gt;</text:p>
        </text:list-item>
        <text:list-item>
          <text:p text:style-name="P47">&lt;CI_DeplState&gt;</text:p>
        </text:list-item>
        <text:list-item>
          <text:p text:style-name="P47">&lt;CI_DeplStateType&gt;</text:p>
        </text:list-item>
        <text:list-item>
          <text:p text:style-name="P47">&lt;CI_DeplStateID&gt;</text:p>
        </text:list-item>
        <text:list-item>
          <text:p text:style-name="P47">&lt;CI_CurDeplState&gt;</text:p>
        </text:list-item>
        <text:list-item>
          <text:p text:style-name="P47">&lt;CI_CurDeplStateType&gt;</text:p>
        </text:list-item>
        <text:list-item>
          <text:p text:style-name="P47">&lt;CI_CurDeplStateID&gt;</text:p>
        </text:list-item>
        <text:list-item>
          <text:p text:style-name="P47">&lt;CI_InciState&gt;</text:p>
        </text:list-item>
        <text:list-item>
          <text:p text:style-name="P47">&lt;CI_InciStateType&gt;</text:p>
        </text:list-item>
        <text:list-item>
          <text:p text:style-name="P47">&lt;CI_InciStateID&gt;</text:p>
        </text:list-item>
        <text:list-item>
          <text:p text:style-name="P47"><text:soft-page-break/>&lt;CI_CurInciState&gt;</text:p>
        </text:list-item>
        <text:list-item>
          <text:p text:style-name="P47">&lt;CI_CurInciStateType&gt;</text:p>
        </text:list-item>
        <text:list-item>
          <text:p text:style-name="P47">&lt;CI_CurInciStateID&gt;</text:p>
        </text:list-item>
        <text:list-item>
          <text:p text:style-name="P47">&lt;CI_CreateTime&gt;</text:p>
        </text:list-item>
        <text:list-item>
          <text:p text:style-name="P47">&lt;CI_CreateBy&gt;</text:p>
        </text:list-item>
      </text:list>
      <text:h text:style-name="Heading_20_3" text:outline-level="3">MaxArraySize</text:h>
      <text:p text:style-name="Standard">Specify the maximum number of entries.</text:p>
      <text:h text:style-name="Heading_20_3" text:outline-level="3">ItemSeparator</text:h>
      <text:p text:style-name="Standard">Specify the separator of displayed values for this field.</text:p>
      <text:h text:style-name="Heading_20_3" text:outline-level="3">Default values</text:h>
      <text:p text:style-name="Standard">This is the default value for this field.</text:p>
      <text:h text:style-name="Heading_20_3" text:outline-level="3">Show Agent-Link </text:h>
      <text:p text:style-name="Standard">Here you can specify an optional HTTP link for the field value in Overviews and Zoom screens.</text:p>
      <text:p text:style-name="Standard">Example: http://some.example.com/index.pl?Action=AgentITSMConfigItemZoom;ConfigItemID=&lt;CI_ConfigItemID&gt;</text:p>
      <text:p text:style-name="Standard">Same placeholders as for display pattern available. Addtional available: &lt;SessionID&gt;</text:p>
      <text:h text:style-name="Heading_20_3" text:outline-level="3">Show Customer-Link</text:h>
      <text:p text:style-name="Standard">Here you can specify an optional HTTP link for the field value in Overviews and Zoom screens.</text:p>
      <text:p text:style-name="Standard">Example: http://some.example.com/index.pl?Action=AgentITSMConfigItemZoom;ConfigItemID=&lt;CI_ConfigItemID&gt;</text:p>
      <text:p text:style-name="Standard">Same placeholders as for display pattern available. Addtional available: &lt;SessionID&gt; </text:p>
      <text:h text:style-name="Heading_20_3" text:outline-level="3">MinQueryLength</text:h>
      <text:p text:style-name="Standard">Minimum number of characters that must be entered for a keyword before the autocomplete is active. If the value is set to 0, the auto completion is disabled.</text:p>
      <text:h text:style-name="Heading_20_3" text:outline-level="3">QueryDelay</text:h>
      <text:p text:style-name="Standard">Delay in milliseconds after the last keystroke before the autocomplete is active.</text:p>
      <text:h text:style-name="Heading_20_3" text:outline-level="3">Max. Queryresult</text:h>
      <text:p text:style-name="Standard">Maximum number of proposals by the autocomplete.</text:p>
      <text:h text:style-name="P31" text:outline-level="1">Changed default configuration</text:h>
      <text:p text:style-name="P7">This section lists SysConfig keys which have been changed within this extensions and which are not mentioned within other sections of this documents. Manually set configuration options are not listed.</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14">Keyname</text:p>
            </table:table-cell>
            <table:table-cell table:style-name="Tabelle8.B1" office:value-type="string">
              <text:p text:style-name="P14">New Default Value</text:p>
            </table:table-cell>
          </table:table-row>
        </table:table-header-rows>
        <table:table-row table:style-name="Tabelle8.1">
          <table:table-cell table:style-name="Tabelle8.A2" office:value-type="string">
            <text:p text:style-name="Table_20_Contents">n.a.</text:p>
          </table:table-cell>
          <table:table-cell table:style-name="Tabelle8.B2" office:value-type="string">
            <text:p text:style-name="Table_20_Contents">n.a.</text:p>
          </table:table-cell>
        </table:table-row>
      </table:table>
      <text:p text:style-name="P7"/>
      <text:p text:style-name="P7"/>
      <text:p text:style-name="P7"/>
      <text:p text:style-name="P20"/>
      <text:table-index text:style-name="Sect2" text:protected="true"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List of Tables</text:p>
          </text:index-title>
          <text:p text:style-name="P25">Table 1: Used Terms<text:tab/>5</text:p>
          <text:p text:style-name="P25">Table 2: OTRS-Internal Requirements<text:tab/>5</text:p>
        </text:index-body>
      </text:table-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Ubuntu" svg:font-family="Ubuntu"/>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text-align="justify" style:justify-single-word="false" fo:keep-together="auto" fo:orphans="0" fo:widows="0" fo:hyphenation-ladder-count="no-limit" style:page-number="auto" style:text-autospace="ideograph-alpha" style:punctuation-wrap="hanging" style:line-break="strict" style:writing-mode="lr-tb"/>
      <style:text-properties style:use-window-font-color="true" style:font-name="Bitstream Vera Sans1" fo:font-size="10pt" fo:language="de" fo:country="DE" style:font-name-asian="Bitstream Vera Sans3" style:font-size-asian="10pt" style:language-asian="de" style:country-asian="DE" style:font-name-complex="Tahoma"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0.423cm" fo:margin-bottom="0.212cm" fo:text-align="center" style:justify-single-word="false" style:page-number="auto" fo:keep-with-next="always"/>
      <style:text-properties style:font-name="Bitstream Vera Sans1" fo:font-size="16pt" fo:font-weight="bold"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FreeSans"/>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master-page-name="">
      <style:paragraph-properties fo:margin-top="0.212cm" fo:margin-bottom="0.212cm" style:page-number="auto"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cm" fo:margin-right="0cm" fo:margin-top="0.499cm" fo:margin-bottom="0.3cm" fo:text-align="start" style:justify-single-word="false"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1cm" fo:margin-bottom="0.21cm"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349cm" fo:margin-bottom="0.199cm" fo:text-align="start" style:justify-single-word="false" fo:text-indent="0cm" style:auto-text-indent="false" style:page-number="auto" fo:background-color="transparent">
        <style:background-image/>
      </style:paragraph-properties>
      <style:text-properties fo:font-size="10.5pt" fo:font-style="italic" fo:font-weight="bold" style:font-size-asian="12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5cm" fo:text-align="start" style:justify-single-word="false" fo:text-indent="0cm" style:auto-text-indent="false"/>
      <style:text-properties fo:font-size="10pt" fo:font-style="italic"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margin-top="0cm" fo:margin-bottom="0cm" fo:line-height="150%" style:page-number="auto" fo:padding="0.15cm" fo:border-left="none" fo:border-right="none" fo:border-top="none" fo:border-bottom="0.002cm solid #000000" style:shadow="none" text:number-lines="false" text:line-number="0">
        <style:tab-stops>
          <style:tab-stop style:position="8.795cm" style:type="center"/>
          <style:tab-stop style:position="17.59cm" style:type="right"/>
        </style:tab-stops>
      </style:paragraph-properties>
      <style:text-properties style:font-name="Bitstream Vera Sans1" fo:font-size="10pt" style:font-size-asian="10pt"/>
    </style:style>
    <style:style style:name="Footer" style:family="paragraph" style:parent-style-name="Standard" style:class="extra">
      <style:paragraph-properties fo:padding="0.15cm" fo:border-left="none" fo:border-right="none" fo:border-top="0.002cm solid #000000" fo:border-bottom="none" style:shadow="none" text:number-lines="false" text:line-number="0">
        <style:tab-stops>
          <style:tab-stop style:position="8.795cm" style:type="center"/>
          <style:tab-stop style:position="17.59cm" style:type="right"/>
        </style:tab-stops>
      </style:paragraph-properties>
      <style:text-properties fo:font-size="8pt" style:font-size-asian="10pt"/>
    </style:style>
    <style:style style:name="Table_20_Contents" style:display-name="Table Contents" style:family="paragraph" style:parent-style-name="Text_20_body" style:class="extra" style:master-page-name="">
      <style:paragraph-properties fo:margin-left="0.101cm" fo:margin-right="0cm" fo:margin-top="0.049cm" fo:margin-bottom="0.049cm" style:line-height-at-least="0.101cm" fo:text-align="start" style:justify-single-word="false" fo:text-indent="0cm" style:auto-text-indent="false" style:page-number="auto" text:number-lines="false" text:line-number="0"/>
      <style:text-properties style:font-name="Bitstream Vera Sans1" fo:font-size="8pt" style:font-size-asian="8pt"/>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5.499cm" style:type="right" style:leader-style="dotted" style:leader-text="."/>
        </style:tab-stops>
      </style:paragraph-properties>
      <style:text-properties style:font-name="Bitstream Vera Sans1"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2cm" fo:margin-bottom="2cm" fo:line-height="200%" fo:text-align="center" style:justify-single-word="false"/>
      <style:text-properties style:font-name="Bitstream Vera Sans1"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fo:text-align="center" style:justify-single-word="false"/>
      <style:text-properties style:font-name="Bitstream Vera Sans1"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size="12pt" fo:language="de" fo:country="DE" style:font-name-asian="Bitstream Vera Sans3" style:font-size-asian="12pt" style:language-asian="de" style:country-asian="DE" style:font-name-complex="Tahoma"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size="16pt" fo:language="de" fo:country="DE" fo:font-weight="bold" style:font-name-asian="Bitstream Vera Sans3" style:font-size-asian="16pt" style:language-asian="de" style:country-asian="DE" style:font-weight-asian="bold" style:font-name-complex="Tahoma"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499cm" fo:margin-right="0cm" fo:margin-top="0cm" fo:margin-bottom="0cm" fo:text-indent="-0.499cm" style:auto-text-indent="false" style:page-number="auto"/>
      <style:text-properties fo:font-size="50%" fo:font-weight="normal"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text-align="center" style:justify-single-word="false"/>
      <style:text-properties fo:font-size="75%" fo:font-weight="bold" style:font-size-asian="75%" style:font-weight-asian="bold" style:font-size-complex="75%" style:font-weight-complex="bold"/>
    </style:style>
    <style:style style:name="Quellcode" style:family="paragraph" style:parent-style-name="Standard" style:class="text" style:master-page-name="">
      <style:paragraph-properties fo:margin-left="1.499cm" fo:margin-right="0cm" fo:margin-top="0cm" fo:margin-bottom="0cm" fo:text-align="start" style:justify-single-word="false" fo:text-indent="0cm" style:auto-text-indent="false" style:page-number="auto"/>
      <style:text-properties style:font-name="Courier New" fo:font-size="8pt"/>
    </style:style>
    <style:style style:name="Quellcode-Auflistung" style:family="paragraph" style:parent-style-name="Quellcode" style:list-style-name="List_20_1" style:class="text" style:master-page-name="">
      <style:paragraph-properties fo:margin-left="1cm" fo:margin-right="0cm" fo:margin-top="0cm" fo:margin-bottom="0cm" fo:hyphenation-ladder-count="no-limit" fo:text-indent="0cm" style:auto-text-indent="false" style:page-number="auto" fo:background-color="transparent" style:vertical-align="baseline">
        <style:tab-stops>
          <style:tab-stop style:position="0.801cm"/>
        </style:tab-stops>
        <style:background-image/>
      </style:paragraph-properties>
      <style:text-properties fo:font-size="9pt" fo:hyphenate="true" fo:hyphenation-remain-char-count="2" fo:hyphenation-push-char-count="2"/>
    </style:style>
    <style:style style:name="Unbenannt1" style:family="paragraph" style:parent-style-name="Heading_20_4" style:default-outline-level="" style:list-style-name="" style:class="text" style:master-page-name="">
      <style:paragraph-properties style:page-number="auto" fo:background-color="transparent" style:shadow="none">
        <style:background-image/>
      </style:paragraph-properties>
      <style:text-properties fo:font-size="10.5pt" fo:font-style="italic"/>
    </style:style>
    <style:style style:name="Tabelle_20_Inhalt_20_Aufzählung" style:display-name="Tabelle Inhalt Aufzählung" style:family="paragraph" style:parent-style-name="Table_20_Contents" style:list-style-name="List_20_1" style:class="extra" style:master-page-name="">
      <style:paragraph-properties fo:margin-left="0.199cm" fo:margin-right="0cm" fo:margin-top="0.101cm" fo:margin-bottom="0.109cm" fo:text-indent="-0.199cm" style:auto-text-indent="false" style:page-number="auto" fo:background-color="transparent" style:shadow="none">
        <style:tab-stops/>
        <style:background-image/>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8pt" fo:font-style="italic" style:font-size-asian="10pt" style:font-size-complex="10pt"/>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Quotations" style:family="paragraph" style:parent-style-name="Standard" style:class="html">
      <style:paragraph-properties fo:margin-left="1cm" fo:margin-right="1cm" fo:margin-top="0.15cm" fo:margin-bottom="0.499cm" fo:text-indent="0cm" style:auto-text-indent="false"/>
    </style:style>
    <style:style style:name="WW8Num2z0" style:family="text">
      <style:text-properties style:font-name="Wingdings"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Wingdings" fo:font-size="9pt" style:font-size-asian="9pt" style:font-name-complex="StarSymbol" style:font-size-complex="9pt"/>
    </style:style>
    <style:style style:name="WW8Num2z4" style:family="text">
      <style:text-properties style:font-name="Wingdings 2"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3z4" style:family="text">
      <style:text-properties style:font-name="Wingdings 2"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 fo:font-size="9pt" style:font-size-asian="9pt" style:font-name-complex="StarSymbol" style:font-size-complex="9pt"/>
    </style:style>
    <style:style style:name="WW8Num4z4" style:family="text">
      <style:text-properties style:font-name="Wingdings 2"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5z4" style:family="text">
      <style:text-properties style:font-name="Wingdings 2" fo:font-size="9pt" style:font-size-asian="9pt" style:font-name-complex="StarSymbol" style:font-size-complex="9pt"/>
    </style:style>
    <style:style style:name="WW8Num6z0" style:family="text">
      <style:text-properties style:font-name="Symbol"/>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 fo:font-size="9pt" style:font-size-asian="9pt" style:font-name-complex="StarSymbol" style:font-size-complex="9pt"/>
    </style:style>
    <style:style style:name="WW8Num6z4" style:family="text">
      <style:text-properties style:font-name="Wingdings 2"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 fo:font-size="9pt" style:font-size-asian="9pt" style:font-name-complex="StarSymbol" style:font-size-complex="9pt"/>
    </style:style>
    <style:style style:name="WW8Num7z4" style:family="text">
      <style:text-properties style:font-name="Wingdings 2" fo:font-size="9pt" style:font-size-asian="9pt" style:font-name-complex="StarSymbol" style:font-size-complex="9pt"/>
    </style:style>
    <style:style style:name="WW8Num8z0" style:family="text">
      <style:text-properties style:font-name="Symbol"/>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 fo:font-size="9pt" style:font-size-asian="9pt" style:font-name-complex="StarSymbol" style:font-size-complex="9pt"/>
    </style:style>
    <style:style style:name="WW8Num8z4" style:family="text">
      <style:text-properties style:font-name="Wingdings 2" fo:font-size="9pt" style:font-size-asian="9pt" style:font-name-complex="StarSymbol" style:font-size-complex="9pt"/>
    </style:style>
    <style:style style:name="WW8Num9z0" style:family="text">
      <style:text-properties style:font-name="Symbol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9z3" style:family="text">
      <style:text-properties style:font-name="Wingdings" fo:font-size="9pt" style:font-size-asian="9pt" style:font-name-complex="StarSymbol" style:font-size-complex="9pt"/>
    </style:style>
    <style:style style:name="WW8Num9z4" style:family="text">
      <style:text-properties style:font-name="Wingdings 2" fo:font-size="9pt" style:font-size-asian="9pt" style:font-name-complex="StarSymbol" style:font-size-complex="9pt"/>
    </style:style>
    <style:style style:name="WW8Num10z0" style:family="text">
      <style:text-properties style:font-name="Symbol1"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0z3" style:family="text">
      <style:text-properties style:font-name="Wingdings" fo:font-size="9pt" style:font-size-asian="9pt" style:font-name-complex="StarSymbol" style:font-size-complex="9pt"/>
    </style:style>
    <style:style style:name="WW8Num10z4" style:family="text">
      <style:text-properties style:font-name="Wingdings 2" fo:font-size="9pt" style:font-size-asian="9pt" style:font-name-complex="StarSymbol" style:font-size-complex="9pt"/>
    </style:style>
    <style:style style:name="WW8Num11z0" style:family="text">
      <style:text-properties style:font-name="Symbol1"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1z3" style:family="text">
      <style:text-properties style:font-name="Wingdings" fo:font-size="9pt" style:font-size-asian="9pt" style:font-name-complex="StarSymbol" style:font-size-complex="9pt"/>
    </style:style>
    <style:style style:name="WW8Num11z4" style:family="text">
      <style:text-properties style:font-name="Wingdings 2" fo:font-size="9pt" style:font-size-asian="9pt" style:font-name-complex="StarSymbol" style:font-size-complex="9pt"/>
    </style:style>
    <style:style style:name="WW8Num12z0" style:family="text">
      <style:text-properties style:font-name="Symbol1"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2z4" style:family="text">
      <style:text-properties style:font-name="Wingdings 2" fo:font-size="9pt" style:font-size-asian="9pt" style:font-name-complex="StarSymbol" style:font-size-complex="9pt"/>
    </style:style>
    <style:style style:name="WW8Num13z0" style:family="text">
      <style:text-properties style:font-name="Symbol1"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3z3" style:family="text">
      <style:text-properties style:font-name="Wingdings" fo:font-size="9pt" style:font-size-asian="9pt" style:font-name-complex="StarSymbol" style:font-size-complex="9pt"/>
    </style:style>
    <style:style style:name="WW8Num13z4" style:family="text">
      <style:text-properties style:font-name="Wingdings 2" fo:font-size="9pt" style:font-size-asian="9pt" style:font-name-complex="StarSymbol" style:font-size-complex="9pt"/>
    </style:style>
    <style:style style:name="WW8Num14z0" style:family="text">
      <style:text-properties style:font-name="Symbol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4z3" style:family="text">
      <style:text-properties style:font-name="Wingdings" fo:font-size="9pt" style:font-size-asian="9pt" style:font-name-complex="StarSymbol" style:font-size-complex="9pt"/>
    </style:style>
    <style:style style:name="WW8Num14z4" style:family="text">
      <style:text-properties style:font-name="Wingdings 2" fo:font-size="9pt" style:font-size-asian="9pt" style:font-name-complex="StarSymbol" style:font-size-complex="9pt"/>
    </style:style>
    <style:style style:name="WW8Num15z0" style:family="text">
      <style:text-properties style:font-name="Symbol" style:font-name-complex="Times New Roman"/>
    </style:style>
    <style:style style:name="WW8Num15z2" style:family="text">
      <style:text-properties style:font-name="StarSymbol" fo:font-size="9pt" style:font-size-asian="9pt" style:font-name-complex="StarSymbol" style:font-size-complex="9pt"/>
    </style:style>
    <style:style style:name="WW8Num15z3" style:family="text">
      <style:text-properties style:font-name="Wingdings" fo:font-size="9pt" style:font-size-asian="9pt" style:font-name-complex="StarSymbol" style:font-size-complex="9pt"/>
    </style:style>
    <style:style style:name="WW8Num15z4" style:family="text">
      <style:text-properties style:font-name="Wingdings 2"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6z3" style:family="text">
      <style:text-properties style:font-name="Wingdings" fo:font-size="9pt" style:font-size-asian="9pt" style:font-name-complex="StarSymbol" style:font-size-complex="9pt"/>
    </style:style>
    <style:style style:name="WW8Num16z4" style:family="text">
      <style:text-properties style:font-name="Wingdings 2"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7z3" style:family="text">
      <style:text-properties style:font-name="Wingdings" fo:font-size="9pt" style:font-size-asian="9pt" style:font-name-complex="StarSymbol" style:font-size-complex="9pt"/>
    </style:style>
    <style:style style:name="WW8Num17z4" style:family="text">
      <style:text-properties style:font-name="Wingdings 2"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8z4" style:family="text">
      <style:text-properties style:font-name="Wingdings 2"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Wingdings 2" style:font-name-complex="Courier New1"/>
    </style:style>
    <style:style style:name="WW8Num19z2" style:family="text">
      <style:text-properties style:font-name="StarSymbol" fo:font-size="9pt" style:font-size-asian="9pt" style:font-name-complex="StarSymbol" style:font-size-complex="9pt"/>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1"/>
    </style:style>
    <style:style style:name="WW8Num22z0" style:family="text">
      <style:text-properties style:font-name="Arial" fo:font-size="14pt" fo:font-style="normal" fo:font-weight="normal" style:font-size-asian="14pt" style:font-style-asian="normal" style:font-weight-asian="normal"/>
    </style:style>
    <style:style style:name="WW8Num22z1" style:family="text">
      <style:text-properties style:font-name="Arial" fo:font-size="11pt" fo:font-style="normal" fo:font-weight="bold" style:font-size-asian="11pt" style:font-style-asian="normal" style:font-weight-asian="bold"/>
    </style:style>
    <style:style style:name="WW8Num22z2" style:family="text">
      <style:text-properties style:font-name="Arial" fo:font-size="12pt" style:font-size-asian="12pt"/>
    </style:style>
    <style:style style:name="WW8Num23z0" style:family="text">
      <style:text-properties style:font-name="Symbol1"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4z0" style:family="text">
      <style:text-properties style:font-name="Symbol1"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5z0" style:family="text">
      <style:text-properties style:font-name="Symbol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6z0" style:family="text">
      <style:text-properties style:font-name="Symbol1"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Absatz-Standardschriftart" style:family="text"/>
    <style:style style:name="WW8Num21z0" style:family="text">
      <style:text-properties style:font-name="Symbol" fo:font-size="12pt" fo:font-style="italic" fo:font-weight="bold" style:font-size-asian="12pt" style:font-style-asian="italic" style:font-weight-asian="bold"/>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Absatz-Standardschriftart" style:family="text"/>
    <style:style style:name="WW8Num19z3" style:family="text">
      <style:text-properties style:font-name="Wingdings" fo:font-size="9pt" style:font-size-asian="9pt" style:font-name-complex="StarSymbol" style:font-size-complex="9pt"/>
    </style:style>
    <style:style style:name="WW8Num19z4" style:family="text">
      <style:text-properties style:font-name="Wingdings 2"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size="9pt" style:font-size-asian="9pt" style:font-name-complex="StarSymbol" style:font-size-complex="9pt"/>
    </style:style>
    <style:style style:name="WW8Num20z4" style:family="text">
      <style:text-properties style:font-name="Wingdings 2" fo:font-size="9pt" style:font-size-asian="9pt" style:font-name-complex="StarSymbol" style:font-size-complex="9pt"/>
    </style:style>
    <style:style style:name="WW8Num21z3" style:family="text">
      <style:text-properties style:font-name="Wingdings" fo:font-size="9pt" style:font-size-asian="9pt" style:font-name-complex="StarSymbol" style:font-size-complex="9pt"/>
    </style:style>
    <style:style style:name="WW8Num21z4" style:family="text">
      <style:text-properties style:font-name="Wingdings 2" fo:font-size="9pt" style:font-size-asian="9pt" style:font-name-complex="StarSymbol" style:font-size-complex="9pt"/>
    </style:style>
    <style:style style:name="WW8Num22z3" style:family="text">
      <style:text-properties style:font-name="Wingdings" fo:font-size="9pt" style:font-size-asian="9pt" style:font-name-complex="StarSymbol" style:font-size-complex="9pt"/>
    </style:style>
    <style:style style:name="WW8Num22z4" style:family="text">
      <style:text-properties style:font-name="Wingdings 2" fo:font-size="9pt" style:font-size-asian="9pt" style:font-name-complex="StarSymbol" style:font-size-complex="9pt"/>
    </style:style>
    <style:style style:name="WW8Num27z0" style:family="text">
      <style:text-properties style:font-name="Symbol1"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7z2" style:family="text">
      <style:text-properties style:font-name="StarSymbol" fo:font-size="9pt" style:font-size-asian="9pt" style:font-name-complex="StarSymbol" style:font-size-complex="9pt"/>
    </style:style>
    <style:style style:name="WW-Absatz-Standardschriftart11111" style:family="text"/>
    <style:style style:name="WW8Num23z3" style:family="text">
      <style:text-properties style:font-name="Wingdings" fo:font-size="9pt" style:font-size-asian="9pt" style:font-name-complex="StarSymbol" style:font-size-complex="9pt"/>
    </style:style>
    <style:style style:name="WW8Num23z4" style:family="text">
      <style:text-properties style:font-name="Wingdings 2" fo:font-size="9pt" style:font-size-asian="9pt" style:font-name-complex="StarSymbol" style:font-size-complex="9pt"/>
    </style:style>
    <style:style style:name="WW8Num24z3" style:family="text">
      <style:text-properties style:font-name="Wingdings" fo:font-size="9pt" style:font-size-asian="9pt" style:font-name-complex="StarSymbol" style:font-size-complex="9pt"/>
    </style:style>
    <style:style style:name="WW8Num24z4" style:family="text">
      <style:text-properties style:font-name="Wingdings 2"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5z4" style:family="text">
      <style:text-properties style:font-name="Wingdings 2" fo:font-size="9pt" style:font-size-asian="9pt" style:font-name-complex="StarSymbol" style:font-size-complex="9pt"/>
    </style:style>
    <style:style style:name="WW8Num26z3" style:family="text">
      <style:text-properties style:font-name="Wingdings" fo:font-size="9pt" style:font-size-asian="9pt" style:font-name-complex="StarSymbol" style:font-size-complex="9pt"/>
    </style:style>
    <style:style style:name="WW8Num26z4" style:family="text">
      <style:text-properties style:font-name="Wingdings 2" fo:font-size="9pt" style:font-size-asian="9pt" style:font-name-complex="StarSymbol" style:font-size-complex="9pt"/>
    </style:style>
    <style:style style:name="WW8Num27z3" style:family="text">
      <style:text-properties style:font-name="Wingdings" fo:font-size="9pt" style:font-size-asian="9pt" style:font-name-complex="StarSymbol" style:font-size-complex="9pt"/>
    </style:style>
    <style:style style:name="WW8Num27z4" style:family="text">
      <style:text-properties style:font-name="Wingdings 2" fo:font-size="9pt" style:font-size-asian="9pt" style:font-name-complex="StarSymbol" style:font-size-complex="9pt"/>
    </style:style>
    <style:style style:name="WW8Num28z0" style:family="text">
      <style:text-properties style:font-name="Symbol1"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WW8Num28z3" style:family="text">
      <style:text-properties style:font-name="Wingdings" fo:font-size="9pt" style:font-size-asian="9pt" style:font-name-complex="StarSymbol" style:font-size-complex="9pt"/>
    </style:style>
    <style:style style:name="WW8Num28z4" style:family="text">
      <style:text-properties style:font-name="Wingdings 2" fo:font-size="9pt" style:font-size-asian="9pt" style:font-name-complex="StarSymbol" style:font-size-complex="9pt"/>
    </style:style>
    <style:style style:name="WW8Num29z0" style:family="text">
      <style:text-properties style:font-name="Symbol1" fo:font-size="9pt" style:font-size-asian="9pt" style:font-name-complex="StarSymbol" style:font-size-complex="9pt"/>
    </style:style>
    <style:style style:name="WW8Num29z2" style:family="text">
      <style:text-properties style:font-name="StarSymbol" fo:font-size="9pt" style:font-size-asian="9pt" style:font-name-complex="StarSymbol" style:font-size-complex="9pt"/>
    </style:style>
    <style:style style:name="WW8Num29z3" style:family="text">
      <style:text-properties style:font-name="Wingdings" fo:font-size="9pt" style:font-size-asian="9pt" style:font-name-complex="StarSymbol" style:font-size-complex="9pt"/>
    </style:style>
    <style:style style:name="WW8Num29z4" style:family="text">
      <style:text-properties style:font-name="Wingdings 2" fo:font-size="9pt" style:font-size-asian="9pt" style:font-name-complex="StarSymbol" style:font-size-complex="9pt"/>
    </style:style>
    <style:style style:name="WW8Num30z0" style:family="text">
      <style:text-properties style:font-name="Symbol1"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1z0" style:family="text">
      <style:text-properties style:font-name="Symbol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Symbol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Absatz-Standardschriftart111111" style:family="text"/>
    <style:style style:name="WW8Num30z3" style:family="text">
      <style:text-properties style:font-name="Wingdings" fo:font-size="9pt" style:font-size-asian="9pt" style:font-name-complex="StarSymbol" style:font-size-complex="9pt"/>
    </style:style>
    <style:style style:name="WW8Num30z4" style:family="text">
      <style:text-properties style:font-name="Wingdings 2" fo:font-size="9pt" style:font-size-asian="9pt" style:font-name-complex="StarSymbol" style:font-size-complex="9pt"/>
    </style:style>
    <style:style style:name="WW-Absatz-Standardschriftart1111111" style:family="text"/>
    <style:style style:name="WW-Absatz-Standardschriftart11111111" style:family="text"/>
    <style:style style:name="WW8Num31z3" style:family="text">
      <style:text-properties style:font-name="Wingdings" fo:font-size="9pt" style:font-size-asian="9pt" style:font-name-complex="StarSymbol" style:font-size-complex="9pt"/>
    </style:style>
    <style:style style:name="WW8Num31z4" style:family="text">
      <style:text-properties style:font-name="Wingdings 2" fo:font-size="9pt" style:font-size-asian="9pt" style:font-name-complex="StarSymbol" style:font-size-complex="9pt"/>
    </style:style>
    <style:style style:name="WW-Absatz-Standardschriftart111111111" style:family="text"/>
    <style:style style:name="WW-Absatz-Standardschriftart1111111111" style:family="text"/>
    <style:style style:name="WW8Num32z3" style:family="text">
      <style:text-properties style:font-name="Wingdings" fo:font-size="9pt" style:font-size-asian="9pt" style:font-name-complex="StarSymbol" style:font-size-complex="9pt"/>
    </style:style>
    <style:style style:name="WW8Num32z4" style:family="text">
      <style:text-properties style:font-name="Wingdings 2" fo:font-size="9pt" style:font-size-asian="9pt" style:font-name-complex="StarSymbol" style:font-size-complex="9pt"/>
    </style:style>
    <style:style style:name="WW-Absatz-Standardschriftart11111111111" style:family="text"/>
    <style:style style:name="WW8Num2z1" style:family="text">
      <style:text-properties style:font-name="Wingdings 2"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style:font-name-asian="Cumberland AMT" style:font-name-complex="Cumberland AMT"/>
    </style:style>
    <style:style style:name="WW8Num8z1" style:family="text">
      <style:text-properties style:font-name="Courier New1" style:font-name-complex="Courier New1"/>
    </style:style>
    <style:style style:name="WW8Num8z5" style:family="text">
      <style:text-properties style:font-name="Wingdings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cm"/>
      </text:outline-level-style>
      <text:outline-level-style text:level="2" style:num-format="1" text:display-levels="2">
        <style:list-level-properties text:min-label-width="1.401cm" text:min-label-distance="0.199cm"/>
      </text:outline-level-style>
      <text:outline-level-style text:level="3" style:num-format="1" text:display-levels="3">
        <style:list-level-properties text:min-label-width="1.6cm" text:min-label-distance="0.199cm"/>
      </text:outline-level-style>
      <text:outline-level-style text:level="4" style:num-format="1" text:display-levels="4">
        <style:list-level-properties text:min-label-width="1.799cm" text:min-label-distance="0.199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5cm" fo:margin-left="0.4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5cm" fo:margin-left="0.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language-asian="de" style:country-asian="DE" style:language-complex="de" style:country-complex="DE"/>
    </style:style>
    <style:style style:name="MP2" style:family="paragraph" style:parent-style-name="Footer">
      <style:paragraph-properties fo:text-align="center" style:justify-single-word="false"/>
    </style:style>
    <style:style style:name="MP3" style:family="paragraph" style:parent-style-name="Header">
      <style:paragraph-properties fo:margin-top="0cm" fo:margin-bottom="0cm" fo:text-align="center" style:justify-single-word="false" fo:padding-left="0cm" fo:padding-right="0cm" fo:padding-top="0cm" fo:padding-bottom="0.247cm" fo:border-left="none" fo:border-right="none" fo:border-top="none" fo:border-bottom="0.002cm solid #000000">
        <style:tab-stops>
          <style:tab-stop style:position="7.751cm" style:type="center"/>
          <style:tab-stop style:position="15.499cm" style:type="right"/>
        </style:tab-stops>
      </style:paragraph-properties>
      <style:text-properties style:use-window-font-color="true" fo:font-size="10pt" fo:language="de" fo:country="DE" style:font-name-asian="Bitstream Vera Sans3" style:font-size-asian="10pt" style:language-asian="de" style:country-asian="DE" style:font-name-complex="Tahoma" style:font-size-complex="12pt" style:language-complex="de" style:country-complex="DE"/>
    </style:style>
    <style:style style:name="MP4"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MT1" style:family="text">
      <style:text-properties fo:language="de" fo:country="DE" style:language-asian="de" style:country-asian="DE" style:language-complex="de" style:country-complex="DE"/>
    </style:style>
    <style:style style:name="MT2" style:family="text">
      <style:text-properties style:use-window-font-color="true" fo:language="de" fo:country="DE" style:font-name-asian="Bitstream Vera Sans3" style:language-asian="de" style:country-asian="DE" style:font-name-complex="Tahoma"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righ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106">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13" text:anchor-type="char" svg:y="0cm" svg:width="3.309cm" svg:height="1.108cm" draw:z-index="10"><draw:image xlink:href="Pictures/100002010000019F000000857710341D.png" xlink:type="simple" xlink:show="embed" xlink:actuate="onLoad"/></draw:frame><text:subject>DynamicFieldITSMConfigItem</text:subject></text:p>
        <text:p text:style-name="MP1"><text:title>DynamicFieldReference of ITSMConfigItem</text:title></text:p>
      </style:header>
      <style:footer>
        <text:p text:style-name="MP2"><text:span text:style-name="MT1">version </text:span><text:span text:style-name="MT1"><text:user-defined style:data-style-name="N0" text:name="Info 2">2.0.0</text:user-defined></text:span><text:span text:style-name="MT1"> / </text:span><text:span text:style-name="MT1"><text:editing-cycles>22</text:editing-cycles></text:span></text:p>
        <text:p text:style-name="Footer"><text:span text:style-name="MT1">date: </text:span><text:span text:style-name="MT1"><text:date style:data-style-name="N36" text:date-value="2016-01-29T16:25:58">29.01.2016</text:date></text:span><text:span text:style-name="MT1"><text:tab/><text:tab/>page </text:span><text:span text:style-name="MT1"><text:page-number text:select-page="current">11</text:page-number></text:span><text:span text:style-name="MT1"> / </text:span><text:span text:style-name="MT1"><text:page-count style:num-format="1">11</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draw:frame draw:style-name="Mfr2" draw:name="Grafik15" text:anchor-type="char" svg:x="13.076cm" svg:y="0cm" svg:width="3.309cm" svg:height="1.108cm" draw:z-index="0"><draw:image xlink:href="Pictures/100002010000019F000000857710341D.png" xlink:type="simple" xlink:show="embed" xlink:actuate="onLoad"/></draw:frame><text:subject>DynamicFieldITSMConfigItem</text:subject></text:p>
        <text:p text:style-name="MP3"><text:title>DynamicFieldReference of ITSMConfigItem</text:title></text:p>
      </style:header>
      <style:footer>
        <text:p text:style-name="MP4"><text:span text:style-name="MT2"><text:file-name text:display="name-and-extension">DynamicFieldITSMConfigItem.odt</text:file-name></text:span><text:span text:style-name="MT2"><text:tab/>Version </text:span><text:span text:style-name="MT2"><text:user-defined style:data-style-name="N0" text:name="Info 2">2.0.0</text:user-defined></text:span></text:p>
        <text:p text:style-name="MP4"><text:span text:style-name="MT2">Stand: </text:span><text:span text:style-name="MT2"><text:date style:data-style-name="N106" text:date-value="2016-01-29T16:25:58">29/01/16</text:date></text:span><text:span text:style-name="MT2"><text:tab/><text:tab/>Seite </text:span><text:span text:style-name="MT2"><text:page-number text:select-page="current"/></text:span><text:span text:style-name="MT2"> / </text:span><text:span text:style-name="MT2"><text:page-count style:num-format="1">11</text:page-count></text:span></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DynamicFieldReference of ITSMConfigItem</dc:title>
    <dc:subject>DynamicFieldITSMConfigItem</dc:subject>
    <meta:editing-cycles>22</meta:editing-cycles>
    <meta:editing-duration>PT1H15M52S</meta:editing-duration>
    <meta:creation-date>2013-11-05T15:36:28.49</meta:creation-date>
    <meta:keyword>OTRS</meta:keyword>
    <meta:initial-creator>Stefan Mehlig</meta:initial-creator>
    <dc:date>2016-01-29T16:20:51</dc:date>
    <dc:creator>Mario Illinger</dc:creator>
    <meta:document-statistic meta:table-count="8" meta:image-count="2" meta:object-count="0" meta:page-count="11" meta:paragraph-count="330" meta:word-count="1786" meta:character-count="12947"/>
    <meta:user-defined meta:name="Autor">Stefan Mehlig</meta:user-defined>
    <meta:user-defined meta:name="Info 2">2.0.0</meta:user-defined>
    <meta:user-defined meta:name="Info 3">DynamicFieldITSMConfigItem</meta:user-defined>
    <meta:user-defined meta:name="Info 4">c.a.p.e. IT GmbH</meta:user-defined>
    <meta:user-defined meta:name="Kunde" meta:value-type="string">Doc-Props/CUSTOMER</meta:user-defined>
    <meta:user-defined meta:name="KundeExtensions" meta:value-type="string">DynamicFieldITSMConfigItem</meta:user-defined>
  </office:meta>
</office:document-meta>
</file>